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19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2.0244in"/>
    </style:style>
    <style:style style:name="co6" style:family="table-column">
      <style:table-column-properties fo:break-before="auto" style:column-width="1.1646in"/>
    </style:style>
    <style:style style:name="co7" style:family="table-column">
      <style:table-column-properties fo:break-before="auto" style:column-width="1.0118in"/>
    </style:style>
    <style:style style:name="co8" style:family="table-column">
      <style:table-column-properties fo:break-before="auto" style:column-width="1.022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">
      <style:table-cell-properties fo:background-color="#0000cc" fo:border="0.06pt solid #000000"/>
      <style:text-properties fo:color="#000000"/>
    </style:style>
    <style:style style:name="ce7" style:family="table-cell" style:parent-style-name="Default" style:data-style-name="N1">
      <style:table-cell-properties fo:background-color="#0000cc" fo:border="0.06pt solid #000000"/>
      <style:text-properties fo:color="#000066"/>
    </style:style>
    <style:style style:name="ce8" style:family="table-cell" style:parent-style-name="Default" style:data-style-name="N123">
      <style:table-cell-properties fo:border="0.06pt solid #000000"/>
    </style:style>
    <style:style style:name="ce9" style:family="table-cell" style:parent-style-name="Default" style:data-style-name="N60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 style:data-style-name="N123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 style:data-style-name="N123">
      <style:table-cell-properties fo:background-color="#0000cc" fo:border="0.06pt solid #000000"/>
      <style:text-properties fo:color="#000000"/>
    </style:style>
    <style:style style:name="ce12" style:family="table-cell" style:parent-style-name="Default" style:data-style-name="N123">
      <style:table-cell-properties fo:background-color="#0000cc" fo:border="0.06pt solid #000000"/>
      <style:text-properties fo:color="#000066"/>
    </style:style>
    <style:style style:name="ce13" style:family="table-cell" style:parent-style-name="Default" style:data-style-name="N2">
      <style:table-cell-properties fo:background-color="#0000cc" fo:border="0.06pt solid #000000"/>
      <style:text-properties fo:color="#000066"/>
    </style:style>
    <style:style style:name="ce14" style:family="table-cell" style:parent-style-name="Default" style:data-style-name="N2">
      <style:table-cell-properties fo:border="0.06pt solid #000000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 style:data-style-name="N2">
      <style:table-cell-properties fo:background-color="#0000cc" fo:border="0.06pt solid #000000"/>
      <style:text-properties fo:color="#000000"/>
    </style:style>
    <style:style style:name="ce17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22">
      <style:table-cell-properties fo:border="0.06pt solid #000000"/>
    </style:style>
    <style:style style:name="ce19" style:family="table-cell" style:parent-style-name="Default" style:data-style-name="N122">
      <style:table-cell-properties fo:background-color="#0000cc" fo:border="0.06pt solid #000000"/>
      <style:text-properties fo:color="#000000"/>
    </style:style>
    <style:style style:name="ce20" style:family="table-cell" style:parent-style-name="Default" style:data-style-name="N122">
      <style:table-cell-properties fo:background-color="#0000cc" fo:border="0.06pt solid #000000"/>
      <style:text-properties fo:color="#000066"/>
    </style:style>
    <style:style style:name="ce21" style:family="table-cell" style:parent-style-name="Default" style:data-style-name="N126">
      <style:table-cell-properties fo:border="0.06pt solid #000000"/>
    </style:style>
    <style:style style:name="ce22" style:family="table-cell" style:parent-style-name="Default" style:data-style-name="N127"/>
    <style:style style:name="ce23" style:family="table-cell" style:parent-style-name="Default" style:data-style-name="N128"/>
    <style:style style:name="ce24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00cc" fo:border="0.06pt solid #000000"/>
      <style:text-properties fo:color="#000000"/>
    </style:style>
    <style:style style:name="ce27" style:family="table-cell" style:parent-style-name="Default">
      <style:table-cell-properties fo:background-color="#0000cc" fo:border="0.06pt solid #000000"/>
      <style:text-properties fo:color="#000066"/>
    </style:style>
    <style:style style:name="ce28" style:family="table-cell" style:parent-style-name="Default" style:data-style-name="N60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0" style:family="table-cell" style:parent-style-name="Default">
      <style:table-cell-properties fo:background-color="#0000cc"/>
      <style:text-properties fo:color="#000066"/>
    </style:style>
    <style:style style:name="ce31" style:family="table-cell" style:parent-style-name="Default" style:data-style-name="N11">
      <style:table-cell-properties fo:background-color="#00ccff"/>
      <style:text-properties fo:color="#000066"/>
    </style:style>
    <style:style style:name="ce32" style:family="table-cell" style:parent-style-name="Default">
      <style:table-cell-properties fo:background-color="#00ccff"/>
      <style:text-properties fo:color="#000066"/>
    </style:style>
    <style:style style:name="ce33" style:family="table-cell" style:parent-style-name="Default" style:data-style-name="N121">
      <style:table-cell-properties fo:border="0.06pt solid #000000"/>
    </style:style>
    <style:style style:name="ce34" style:family="table-cell" style:parent-style-name="Default" style:data-style-name="N124">
      <style:table-cell-properties fo:border="0.06pt solid #000000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esistance R <text:span text:style-name="T1">(ohm)</text:span></text:p>
          </table:table-cell>
          <table:table-cell table:style-name="ce1" office:value-type="string" calcext:value-type="string">
            <text:p>Inductance L <text:span text:style-name="T1">(H)</text:span></text:p>
          </table:table-cell>
          <table:table-cell table:style-name="ce1" office:value-type="string" calcext:value-type="string">
            <text:p>Capacitance C <text:span text:style-name="T1">(F)</text:span></text:p>
          </table:table-cell>
          <table:table-cell table:style-name="ce2"/>
          <table:table-cell table:style-name="ce1" office:value-type="string" calcext:value-type="string">
            <text:p>Resonant Frequency (Hz)</text:p>
          </table:table-cell>
          <table:table-cell table:style-name="ce3" office:value-type="string" calcext:value-type="string">
            <text:p>R avg (fit)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" office:value-type="float" office:value="0.96" calcext:value-type="float">
            <text:p>0.96</text:p>
          </table:table-cell>
          <table:table-cell table:style-name="ce9" office:value-type="float" office:value="0.00264" calcext:value-type="float">
            <text:p>2.64E-003</text:p>
          </table:table-cell>
          <table:table-cell table:style-name="ce9" office:value-type="float" office:value="0.0000092" calcext:value-type="float">
            <text:p>9.20E-006</text:p>
          </table:table-cell>
          <table:table-cell table:style-name="ce2"/>
          <table:table-cell table:style-name="ce24" table:formula="of:=1/(2*PI() * SQRT([.B2]*[.C2]))" office:value-type="float" office:value="1021.23162306065" calcext:value-type="float">
            <text:p>1021.23</text:p>
          </table:table-cell>
          <table:table-cell table:style-name="ce29" office:value-type="float" office:value="5.76" calcext:value-type="float">
            <text:p>5.76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Frequency (Hz)</text:p>
          </table:table-cell>
          <table:table-cell table:style-name="ce3" office:value-type="string" calcext:value-type="string">
            <text:p>VL (V, rms)</text:p>
          </table:table-cell>
          <table:table-cell table:style-name="ce3" office:value-type="string" calcext:value-type="string">
            <text:p>VC (V, rms)</text:p>
          </table:table-cell>
          <table:table-cell table:style-name="ce3" office:value-type="string" calcext:value-type="string">
            <text:p>I (mA, rms)</text:p>
          </table:table-cell>
          <table:table-cell table:style-name="ce3" office:value-type="string" calcext:value-type="string">
            <text:p>Delta t (s)</text:p>
          </table:table-cell>
          <table:table-cell/>
          <table:table-cell table:style-name="ce3" office:value-type="string" calcext:value-type="string">
            <text:p>Vs (V, rms)</text:p>
          </table:table-cell>
          <table:table-cell table:number-columns-repeated="2"/>
        </table:table-row>
        <table:table-row table:style-name="ro2"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0.0798" calcext:value-type="float">
            <text:p>0.080</text:p>
          </table:table-cell>
          <table:table-cell table:style-name="ce10" office:value-type="float" office:value="2.2" calcext:value-type="float">
            <text:p>2.200</text:p>
          </table:table-cell>
          <table:table-cell table:style-name="ce17" office:value-type="float" office:value="24.7" calcext:value-type="float">
            <text:p>24.7</text:p>
          </table:table-cell>
          <table:table-cell table:style-name="ce25" table:formula="of:=12*0.0005" office:value-type="float" office:value="0.006" calcext:value-type="float">
            <text:p>0.006</text:p>
          </table:table-cell>
          <table:table-cell/>
          <table:table-cell table:style-name="ce25" office:value-type="float" office:value="2.123" calcext:value-type="float">
            <text:p>2.123</text:p>
          </table:table-cell>
          <table:table-cell table:number-columns-repeated="2"/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office:value-type="float" office:value="0.1259" calcext:value-type="float">
            <text:p>0.126</text:p>
          </table:table-cell>
          <table:table-cell office:value-type="float" office:value="2.24" calcext:value-type="float">
            <text:p>2.240</text:p>
          </table:table-cell>
          <table:table-cell table:style-name="ce18" office:value-type="float" office:value="31.5" calcext:value-type="float">
            <text:p>31.5</text:p>
          </table:table-cell>
          <table:table-cell table:style-name="ce15" table:formula="of:=9.5*0.0005" office:value-type="float" office:value="0.00475" calcext:value-type="float">
            <text:p>0.00475</text:p>
          </table:table-cell>
          <table:table-cell/>
          <table:table-cell table:style-name="ce15" office:value-type="float" office:value="2.121" calcext:value-type="float">
            <text:p>2.121</text:p>
          </table:table-cell>
          <table:table-cell table:number-columns-repeated="2"/>
        </table:table-row>
        <table:table-row table:style-name="ro2">
          <table:table-cell table:style-name="ce5" office:value-type="float" office:value="300" calcext:value-type="float">
            <text:p>300</text:p>
          </table:table-cell>
          <table:table-cell office:value-type="float" office:value="0.1755" calcext:value-type="float">
            <text:p>0.176</text:p>
          </table:table-cell>
          <table:table-cell office:value-type="float" office:value="2.294" calcext:value-type="float">
            <text:p>2.294</text:p>
          </table:table-cell>
          <table:table-cell table:style-name="ce18" office:value-type="float" office:value="38.3" calcext:value-type="float">
            <text:p>38.3</text:p>
          </table:table-cell>
          <table:table-cell table:style-name="ce15" table:formula="of:=18.5*0.0001" office:value-type="float" office:value="0.00185" calcext:value-type="float">
            <text:p>0.00185</text:p>
          </table:table-cell>
          <table:table-cell/>
          <table:table-cell table:style-name="ce15" office:value-type="float" office:value="2.12" calcext:value-type="float">
            <text:p>2.12</text:p>
          </table:table-cell>
          <table:table-cell table:number-columns-repeated="2"/>
        </table:table-row>
        <table:table-row table:style-name="ro2">
          <table:table-cell table:style-name="ce5" office:value-type="float" office:value="400" calcext:value-type="float">
            <text:p>400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" calcext:value-type="float">
            <text:p>2.440</text:p>
          </table:table-cell>
          <table:table-cell table:style-name="ce18" office:value-type="float" office:value="53.8" calcext:value-type="float">
            <text:p>53.8</text:p>
          </table:table-cell>
          <table:table-cell table:style-name="ce15" table:formula="of:=13*0.0001" office:value-type="float" office:value="0.0013" calcext:value-type="float">
            <text:p>0.0013</text:p>
          </table:table-cell>
          <table:table-cell/>
          <table:table-cell table:style-name="ce15" office:value-type="float" office:value="2.117" calcext:value-type="float">
            <text:p>2.117</text:p>
          </table:table-cell>
          <table:table-cell table:number-columns-repeated="2"/>
        </table:table-row>
        <table:table-row table:style-name="ro2">
          <table:table-cell table:style-name="ce5" office:value-type="float" office:value="410" calcext:value-type="float">
            <text:p>410</text:p>
          </table:table-cell>
          <table:table-cell office:value-type="float" office:value="0.3172" calcext:value-type="float">
            <text:p>0.317</text:p>
          </table:table-cell>
          <table:table-cell office:value-type="float" office:value="2.437" calcext:value-type="float">
            <text:p>2.437</text:p>
          </table:table-cell>
          <table:table-cell table:style-name="ce18" office:value-type="float" office:value="53.9" calcext:value-type="float">
            <text:p>53.9</text:p>
          </table:table-cell>
          <table:table-cell table:style-name="ce15" table:formula="of:=12.5*0.0002" office:value-type="float" office:value="0.0025" calcext:value-type="float">
            <text:p>0.0025</text:p>
          </table:table-cell>
          <table:table-cell/>
          <table:table-cell table:style-name="ce15" office:value-type="float" office:value="2.116" calcext:value-type="float">
            <text:p>2.116</text:p>
          </table:table-cell>
          <table:table-cell table:number-columns-repeated="2"/>
        </table:table-row>
        <table:table-row table:style-name="ro2">
          <table:table-cell table:style-name="ce5" office:value-type="float" office:value="500" calcext:value-type="float">
            <text:p>500</text:p>
          </table:table-cell>
          <table:table-cell office:value-type="float" office:value="0.6" calcext:value-type="float">
            <text:p>0.600</text:p>
          </table:table-cell>
          <table:table-cell office:value-type="float" office:value="2.66" calcext:value-type="float">
            <text:p>2.660</text:p>
          </table:table-cell>
          <table:table-cell table:style-name="ce18" office:value-type="float" office:value="73.4" calcext:value-type="float">
            <text:p>73.4</text:p>
          </table:table-cell>
          <table:table-cell table:style-name="ce15" table:formula="of:=20*0.0001" office:value-type="float" office:value="0.002" calcext:value-type="float">
            <text:p>0.002</text:p>
          </table:table-cell>
          <table:table-cell/>
          <table:table-cell table:style-name="ce15" office:value-type="float" office:value="2.112" calcext:value-type="float">
            <text:p>2.112</text:p>
          </table:table-cell>
          <table:table-cell table:number-columns-repeated="2"/>
        </table:table-row>
        <table:table-row table:style-name="ro2">
          <table:table-cell table:style-name="ce5" office:value-type="float" office:value="510" calcext:value-type="float">
            <text:p>510</text:p>
          </table:table-cell>
          <table:table-cell office:value-type="float" office:value="0.597" calcext:value-type="float">
            <text:p>0.597</text:p>
          </table:table-cell>
          <table:table-cell office:value-type="float" office:value="2.637" calcext:value-type="float">
            <text:p>2.637</text:p>
          </table:table-cell>
          <table:table-cell table:style-name="ce18" office:value-type="float" office:value="71.8" calcext:value-type="float">
            <text:p>71.8</text:p>
          </table:table-cell>
          <table:table-cell table:style-name="ce15" table:formula="of:=9.5*0.0002" office:value-type="float" office:value="0.0019" calcext:value-type="float">
            <text:p>0.0019</text:p>
          </table:table-cell>
          <table:table-cell/>
          <table:table-cell table:style-name="ce15" office:value-type="float" office:value="2.112" calcext:value-type="float">
            <text:p>2.112</text:p>
          </table:table-cell>
          <table:table-cell table:number-columns-repeated="2"/>
        </table:table-row>
        <table:table-row table:style-name="ro2">
          <table:table-cell table:style-name="ce5" office:value-type="float" office:value="612" calcext:value-type="float">
            <text:p>612</text:p>
          </table:table-cell>
          <table:table-cell office:value-type="float" office:value="0.948" calcext:value-type="float">
            <text:p>0.948</text:p>
          </table:table-cell>
          <table:table-cell office:value-type="float" office:value="2.931" calcext:value-type="float">
            <text:p>2.931</text:p>
          </table:table-cell>
          <table:table-cell table:style-name="ce18" office:value-type="float" office:value="95.3" calcext:value-type="float">
            <text:p>95.3</text:p>
          </table:table-cell>
          <table:table-cell table:style-name="ce15" table:formula="of:=15.1*0.0001" office:value-type="float" office:value="0.00151" calcext:value-type="float">
            <text:p>0.00151</text:p>
          </table:table-cell>
          <table:table-cell/>
          <table:table-cell table:style-name="ce15" office:value-type="float" office:value="2.106" calcext:value-type="float">
            <text:p>2.106</text:p>
          </table:table-cell>
          <table:table-cell table:number-columns-repeated="2"/>
        </table:table-row>
        <table:table-row table:style-name="ro2">
          <table:table-cell table:style-name="ce5" office:value-type="float" office:value="650" calcext:value-type="float">
            <text:p>650</text:p>
          </table:table-cell>
          <table:table-cell office:value-type="float" office:value="1.211" calcext:value-type="float">
            <text:p>1.211</text:p>
          </table:table-cell>
          <table:table-cell office:value-type="float" office:value="3.189" calcext:value-type="float">
            <text:p>3.189</text:p>
          </table:table-cell>
          <table:table-cell table:style-name="ce18" office:value-type="float" office:value="114.3" calcext:value-type="float">
            <text:p>114.3</text:p>
          </table:table-cell>
          <table:table-cell table:style-name="ce15" table:formula="of:=14*0.0001" office:value-type="float" office:value="0.0014" calcext:value-type="float">
            <text:p>0.0014</text:p>
          </table:table-cell>
          <table:table-cell/>
          <table:table-cell table:style-name="ce15" office:value-type="float" office:value="2.103" calcext:value-type="float">
            <text:p>2.103</text:p>
          </table:table-cell>
          <table:table-cell table:number-columns-repeated="2"/>
        </table:table-row>
        <table:table-row table:style-name="ro2">
          <table:table-cell table:style-name="ce5" office:value-type="float" office:value="714" calcext:value-type="float">
            <text:p>714</text:p>
          </table:table-cell>
          <table:table-cell office:value-type="float" office:value="1.487" calcext:value-type="float">
            <text:p>1.487</text:p>
          </table:table-cell>
          <table:table-cell office:value-type="float" office:value="3.376" calcext:value-type="float">
            <text:p>3.376</text:p>
          </table:table-cell>
          <table:table-cell table:style-name="ce18" office:value-type="float" office:value="128.7" calcext:value-type="float">
            <text:p>128.7</text:p>
          </table:table-cell>
          <table:table-cell table:style-name="ce15" table:formula="of:=12.5*0.0001" office:value-type="float" office:value="0.00125" calcext:value-type="float">
            <text:p>0.00125</text:p>
          </table:table-cell>
          <table:table-cell/>
          <table:table-cell table:style-name="ce15" office:value-type="float" office:value="2.098" calcext:value-type="float">
            <text:p>2.098</text:p>
          </table:table-cell>
          <table:table-cell table:number-columns-repeated="2"/>
        </table:table-row>
        <table:table-row table:style-name="ro2">
          <table:table-cell table:style-name="ce5" office:value-type="float" office:value="760" calcext:value-type="float">
            <text:p>760</text:p>
          </table:table-cell>
          <table:table-cell office:value-type="float" office:value="1.988" calcext:value-type="float">
            <text:p>1.988</text:p>
          </table:table-cell>
          <table:table-cell office:value-type="float" office:value="3.833" calcext:value-type="float">
            <text:p>3.833</text:p>
          </table:table-cell>
          <table:table-cell table:style-name="ce18" office:value-type="float" office:value="160.6" calcext:value-type="float">
            <text:p>160.6</text:p>
          </table:table-cell>
          <table:table-cell table:style-name="ce15" table:formula="of:=11*0.0001" office:value-type="float" office:value="0.0011" calcext:value-type="float">
            <text:p>0.0011</text:p>
          </table:table-cell>
          <table:table-cell/>
          <table:table-cell table:style-name="ce15" office:value-type="float" office:value="2.094" calcext:value-type="float">
            <text:p>2.094</text:p>
          </table:table-cell>
          <table:table-cell table:number-columns-repeated="2"/>
        </table:table-row>
        <table:table-row table:style-name="ro2">
          <table:table-cell table:style-name="ce5" office:value-type="float" office:value="816" calcext:value-type="float">
            <text:p>816</text:p>
          </table:table-cell>
          <table:table-cell office:value-type="float" office:value="2.28" calcext:value-type="float">
            <text:p>2.280</text:p>
          </table:table-cell>
          <table:table-cell office:value-type="float" office:value="3.908" calcext:value-type="float">
            <text:p>3.908</text:p>
          </table:table-cell>
          <table:table-cell table:style-name="ce18" office:value-type="float" office:value="166.4" calcext:value-type="float">
            <text:p>166.4</text:p>
          </table:table-cell>
          <table:table-cell table:style-name="ce15" table:formula="of:=9.5*0.0001" office:value-type="float" office:value="0.00095" calcext:value-type="float">
            <text:p>0.00095</text:p>
          </table:table-cell>
          <table:table-cell/>
          <table:table-cell table:style-name="ce15" office:value-type="float" office:value="2.088" calcext:value-type="float">
            <text:p>2.088</text:p>
          </table:table-cell>
          <table:table-cell table:number-columns-repeated="2"/>
        </table:table-row>
        <table:table-row table:style-name="ro2">
          <table:table-cell table:style-name="ce6" office:value-type="float" office:value="840" calcext:value-type="float">
            <text:p>840</text:p>
          </table:table-cell>
          <table:table-cell table:style-name="ce11" office:value-type="float" office:value="2.966" calcext:value-type="float">
            <text:p>2.966</text:p>
          </table:table-cell>
          <table:table-cell table:style-name="ce16" office:value-type="float" office:value="4.56" calcext:value-type="float">
            <text:p>4.56</text:p>
          </table:table-cell>
          <table:table-cell table:style-name="ce19" office:value-type="float" office:value="217.2" calcext:value-type="float">
            <text:p>217.2</text:p>
          </table:table-cell>
          <table:table-cell table:style-name="ce26" table:formula="of:=16*0.00005" office:value-type="float" office:value="0.0008" calcext:value-type="float">
            <text:p>0.0008</text:p>
          </table:table-cell>
          <table:table-cell table:style-name="ce30"/>
          <table:table-cell table:style-name="ce15" office:value-type="float" office:value="2.083" calcext:value-type="float">
            <text:p>2.083</text:p>
          </table:table-cell>
          <table:table-cell table:number-columns-repeated="2"/>
        </table:table-row>
        <table:table-row table:style-name="ro2">
          <table:table-cell table:style-name="ce7" office:value-type="float" office:value="919" calcext:value-type="float">
            <text:p>919</text:p>
          </table:table-cell>
          <table:table-cell table:style-name="ce12" office:value-type="float" office:value="3.391" calcext:value-type="float">
            <text:p>3.391</text:p>
          </table:table-cell>
          <table:table-cell table:style-name="ce13" office:value-type="float" office:value="4.35" calcext:value-type="float">
            <text:p>4.35</text:p>
          </table:table-cell>
          <table:table-cell table:style-name="ce20" office:value-type="float" office:value="220.8" calcext:value-type="float">
            <text:p>220.8</text:p>
          </table:table-cell>
          <table:table-cell table:style-name="ce27" table:formula="of:=10*0.00005" office:value-type="float" office:value="0.0005" calcext:value-type="float">
            <text:p>0.0005</text:p>
          </table:table-cell>
          <table:table-cell table:style-name="ce31" office:value-type="percentage" office:value="-0.05" calcext:value-type="percentage">
            <text:p>-5.00%</text:p>
          </table:table-cell>
          <table:table-cell table:style-name="ce15" office:value-type="float" office:value="2.073" calcext:value-type="float">
            <text:p>2.073</text:p>
          </table:table-cell>
          <table:table-cell table:number-columns-repeated="2"/>
        </table:table-row>
        <table:table-row table:style-name="ro2">
          <table:table-cell table:style-name="ce7" office:value-type="float" office:value="920" calcext:value-type="float">
            <text:p>920</text:p>
          </table:table-cell>
          <table:table-cell table:style-name="ce13" office:value-type="float" office:value="4.23" calcext:value-type="float">
            <text:p>4.23</text:p>
          </table:table-cell>
          <table:table-cell table:style-name="ce13" office:value-type="float" office:value="5.45" calcext:value-type="float">
            <text:p>5.45</text:p>
          </table:table-cell>
          <table:table-cell table:style-name="ce20" office:value-type="float" office:value="286.8" calcext:value-type="float">
            <text:p>286.8</text:p>
          </table:table-cell>
          <table:table-cell table:style-name="ce27" table:formula="of:=11*0.00005" office:value-type="float" office:value="0.00055" calcext:value-type="float">
            <text:p>0.00055</text:p>
          </table:table-cell>
          <table:table-cell table:style-name="ce32"/>
          <table:table-cell table:style-name="ce15" office:value-type="float" office:value="2.068" calcext:value-type="float">
            <text:p>2.068</text:p>
          </table:table-cell>
          <table:table-cell table:number-columns-repeated="2"/>
        </table:table-row>
        <table:table-row table:style-name="ro2">
          <table:table-cell table:style-name="ce7" office:value-type="float" office:value="970" calcext:value-type="float">
            <text:p>970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5.88" calcext:value-type="float">
            <text:p>5.88</text:p>
          </table:table-cell>
          <table:table-cell table:style-name="ce20" office:value-type="float" office:value="328.1" calcext:value-type="float">
            <text:p>328.1</text:p>
          </table:table-cell>
          <table:table-cell table:style-name="ce27" table:formula="of:=6*0.00005" office:value-type="float" office:value="0.0003" calcext:value-type="float">
            <text:p>0.0003</text:p>
          </table:table-cell>
          <table:table-cell table:style-name="ce32"/>
          <table:table-cell table:style-name="ce15" office:value-type="float" office:value="2.057" calcext:value-type="float">
            <text:p>2.057</text:p>
          </table:table-cell>
          <table:table-cell table:number-columns-repeated="2"/>
        </table:table-row>
        <table:table-row table:style-name="ro2">
          <table:table-cell table:style-name="ce7" office:value-type="float" office:value="980" calcext:value-type="float">
            <text:p>980</text:p>
          </table:table-cell>
          <table:table-cell table:style-name="ce13" office:value-type="float" office:value="5.26" calcext:value-type="float">
            <text:p>5.26</text:p>
          </table:table-cell>
          <table:table-cell table:style-name="ce13" office:value-type="float" office:value="5.95" calcext:value-type="float">
            <text:p>5.95</text:p>
          </table:table-cell>
          <table:table-cell table:style-name="ce20" office:value-type="float" office:value="335.7" calcext:value-type="float">
            <text:p>335.7</text:p>
          </table:table-cell>
          <table:table-cell table:style-name="ce27" table:formula="of:=6*0.00005" office:value-type="float" office:value="0.0003" calcext:value-type="float">
            <text:p>0.0003</text:p>
          </table:table-cell>
          <table:table-cell table:style-name="ce32"/>
          <table:table-cell table:style-name="ce15" office:value-type="float" office:value="2.055" calcext:value-type="float">
            <text:p>2.055</text:p>
          </table:table-cell>
          <table:table-cell table:number-columns-repeated="2"/>
        </table:table-row>
        <table:table-row table:style-name="ro2">
          <table:table-cell table:style-name="ce7" office:value-type="float" office:value="990" calcext:value-type="float">
            <text:p>990</text:p>
          </table:table-cell>
          <table:table-cell table:style-name="ce13" office:value-type="float" office:value="5.41" calcext:value-type="float">
            <text:p>5.41</text:p>
          </table:table-cell>
          <table:table-cell table:style-name="ce13" office:value-type="float" office:value="5.99" calcext:value-type="float">
            <text:p>5.99</text:p>
          </table:table-cell>
          <table:table-cell table:style-name="ce20" office:value-type="float" office:value="342.2" calcext:value-type="float">
            <text:p>342.2</text:p>
          </table:table-cell>
          <table:table-cell table:style-name="ce27" table:formula="of:=4.5*0.00005" office:value-type="float" office:value="0.000225" calcext:value-type="float">
            <text:p>0.000225</text:p>
          </table:table-cell>
          <table:table-cell table:style-name="ce32"/>
          <table:table-cell table:style-name="ce15" office:value-type="float" office:value="2.053" calcext:value-type="float">
            <text:p>2.053</text:p>
          </table:table-cell>
          <table:table-cell table:number-columns-repeated="2"/>
        </table:table-row>
        <table:table-row table:style-name="ro2">
          <table:table-cell table:style-name="ce7" office:value-type="float" office:value="1000" calcext:value-type="float">
            <text:p>1000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6.02" calcext:value-type="float">
            <text:p>6.02</text:p>
          </table:table-cell>
          <table:table-cell table:style-name="ce20" office:value-type="float" office:value="347.3" calcext:value-type="float">
            <text:p>347.3</text:p>
          </table:table-cell>
          <table:table-cell table:style-name="ce27" table:formula="of:=4*0.00005" office:value-type="float" office:value="0.0002" calcext:value-type="float">
            <text:p>0.0002</text:p>
          </table:table-cell>
          <table:table-cell table:style-name="ce32"/>
          <table:table-cell table:style-name="ce15" office:value-type="float" office:value="2.051" calcext:value-type="float">
            <text:p>2.051</text:p>
          </table:table-cell>
          <table:table-cell table:number-columns-repeated="2"/>
        </table:table-row>
        <table:table-row table:style-name="ro2">
          <table:table-cell table:style-name="ce7" office:value-type="float" office:value="1010" calcext:value-type="float">
            <text:p>1010</text:p>
          </table:table-cell>
          <table:table-cell table:style-name="ce13" office:value-type="float" office:value="5.66" calcext:value-type="float">
            <text:p>5.66</text:p>
          </table:table-cell>
          <table:table-cell table:style-name="ce13" office:value-type="float" office:value="6.03" calcext:value-type="float">
            <text:p>6.03</text:p>
          </table:table-cell>
          <table:table-cell table:style-name="ce20" office:value-type="float" office:value="351.3" calcext:value-type="float">
            <text:p>351.3</text:p>
          </table:table-cell>
          <table:table-cell table:style-name="ce27" table:formula="of:=2*0.00005" office:value-type="float" office:value="0.0001" calcext:value-type="float">
            <text:p>0.0001</text:p>
          </table:table-cell>
          <table:table-cell table:style-name="ce32"/>
          <table:table-cell table:style-name="ce15" office:value-type="float" office:value="2.05" calcext:value-type="float">
            <text:p>2.05</text:p>
          </table:table-cell>
          <table:table-cell table:number-columns-repeated="2"/>
        </table:table-row>
        <table:table-row table:style-name="ro2">
          <table:table-cell table:style-name="ce7" office:value-type="float" office:value="1020" calcext:value-type="float">
            <text:p>1020</text:p>
          </table:table-cell>
          <table:table-cell table:style-name="ce13" office:value-type="float" office:value="5.77" calcext:value-type="float">
            <text:p>5.77</text:p>
          </table:table-cell>
          <table:table-cell table:style-name="ce13" office:value-type="float" office:value="6.03" calcext:value-type="float">
            <text:p>6.03</text:p>
          </table:table-cell>
          <table:table-cell table:style-name="ce20" office:value-type="float" office:value="354.4" calcext:value-type="float">
            <text:p>354.4</text:p>
          </table:table-cell>
          <table:table-cell table:style-name="ce27" table:formula="of:=1*0.00005" office:value-type="float" office:value="0.00005" calcext:value-type="float">
            <text:p>0.00005</text:p>
          </table:table-cell>
          <table:table-cell table:style-name="ce32"/>
          <table:table-cell table:style-name="ce15" office:value-type="float" office:value="2.048" calcext:value-type="float">
            <text:p>2.048</text:p>
          </table:table-cell>
          <table:table-cell table:number-columns-repeated="2"/>
        </table:table-row>
        <table:table-row table:style-name="ro2">
          <table:table-cell table:style-name="ce7" office:value-type="float" office:value="1025" calcext:value-type="float">
            <text:p>1025</text:p>
          </table:table-cell>
          <table:table-cell table:style-name="ce13" office:value-type="float" office:value="5.81" calcext:value-type="float">
            <text:p>5.81</text:p>
          </table:table-cell>
          <table:table-cell table:style-name="ce13" office:value-type="float" office:value="6.02" calcext:value-type="float">
            <text:p>6.02</text:p>
          </table:table-cell>
          <table:table-cell table:style-name="ce20" office:value-type="float" office:value="355.9" calcext:value-type="float">
            <text:p>355.9</text:p>
          </table:table-cell>
          <table:table-cell table:style-name="ce27" table:formula="of:=5*0.00005" office:value-type="float" office:value="0.00025" calcext:value-type="float">
            <text:p>0.00025</text:p>
          </table:table-cell>
          <table:table-cell table:style-name="ce32"/>
          <table:table-cell table:style-name="ce15" office:value-type="float" office:value="2.048" calcext:value-type="float">
            <text:p>2.048</text:p>
          </table:table-cell>
          <table:table-cell table:number-columns-repeated="2"/>
        </table:table-row>
        <table:table-row table:style-name="ro2">
          <table:table-cell table:style-name="ce7" office:value-type="float" office:value="1030" calcext:value-type="float">
            <text:p>1030</text:p>
          </table:table-cell>
          <table:table-cell table:style-name="ce13" office:value-type="float" office:value="5.85" calcext:value-type="float">
            <text:p>5.85</text:p>
          </table:table-cell>
          <table:table-cell table:style-name="ce13" office:value-type="float" office:value="6" calcext:value-type="float">
            <text:p>6.00</text:p>
          </table:table-cell>
          <table:table-cell table:style-name="ce20" office:value-type="float" office:value="356.4" calcext:value-type="float">
            <text:p>356.4</text:p>
          </table:table-cell>
          <table:table-cell table:style-name="ce27" table:formula="of:=0.5*0.00005" office:value-type="float" office:value="0.000025" calcext:value-type="float">
            <text:p>0.000025</text:p>
          </table:table-cell>
          <table:table-cell table:style-name="ce32"/>
          <table:table-cell table:style-name="ce15" office:value-type="float" office:value="2.047" calcext:value-type="float">
            <text:p>2.047</text:p>
          </table:table-cell>
          <table:table-cell table:number-columns-repeated="2"/>
        </table:table-row>
        <table:table-row table:style-name="ro2">
          <table:table-cell table:style-name="ce7" office:value-type="float" office:value="1040" calcext:value-type="float">
            <text:p>1040</text:p>
          </table:table-cell>
          <table:table-cell table:style-name="ce13" office:value-type="float" office:value="5.91" calcext:value-type="float">
            <text:p>5.91</text:p>
          </table:table-cell>
          <table:table-cell table:style-name="ce13" office:value-type="float" office:value="5.95" calcext:value-type="float">
            <text:p>5.95</text:p>
          </table:table-cell>
          <table:table-cell table:style-name="ce20" office:value-type="float" office:value="356.7" calcext:value-type="float">
            <text:p>356.7</text:p>
          </table:table-cell>
          <table:table-cell table:style-name="ce27" table:formula="of:=1*0.00005" office:value-type="float" office:value="0.00005" calcext:value-type="float">
            <text:p>0.00005</text:p>
          </table:table-cell>
          <table:table-cell table:style-name="ce32"/>
          <table:table-cell table:style-name="ce15" office:value-type="float" office:value="2.046" calcext:value-type="float">
            <text:p>2.046</text:p>
          </table:table-cell>
          <table:table-cell table:number-columns-repeated="2"/>
        </table:table-row>
        <table:table-row table:style-name="ro2">
          <table:table-cell table:style-name="ce7" office:value-type="float" office:value="1050" calcext:value-type="float">
            <text:p>1050</text:p>
          </table:table-cell>
          <table:table-cell table:style-name="ce13" office:value-type="float" office:value="5.94" calcext:value-type="float">
            <text:p>5.94</text:p>
          </table:table-cell>
          <table:table-cell table:style-name="ce13" office:value-type="float" office:value="5.89" calcext:value-type="float">
            <text:p>5.89</text:p>
          </table:table-cell>
          <table:table-cell table:style-name="ce20" office:value-type="float" office:value="355.4" calcext:value-type="float">
            <text:p>355.4</text:p>
          </table:table-cell>
          <table:table-cell table:style-name="ce27" table:formula="of:=1.5*0.00005" office:value-type="float" office:value="0.000075" calcext:value-type="float">
            <text:p>0.000075</text:p>
          </table:table-cell>
          <table:table-cell table:style-name="ce32"/>
          <table:table-cell table:style-name="ce15" office:value-type="float" office:value="2.046" calcext:value-type="float">
            <text:p>2.046</text:p>
          </table:table-cell>
          <table:table-cell table:number-columns-repeated="2"/>
        </table:table-row>
        <table:table-row table:style-name="ro2">
          <table:table-cell table:style-name="ce7" office:value-type="float" office:value="1070" calcext:value-type="float">
            <text:p>1070</text:p>
          </table:table-cell>
          <table:table-cell table:style-name="ce13" office:value-type="float" office:value="5.98" calcext:value-type="float">
            <text:p>5.98</text:p>
          </table:table-cell>
          <table:table-cell table:style-name="ce13" office:value-type="float" office:value="5.74" calcext:value-type="float">
            <text:p>5.74</text:p>
          </table:table-cell>
          <table:table-cell table:style-name="ce20" office:value-type="float" office:value="351.3" calcext:value-type="float">
            <text:p>351.3</text:p>
          </table:table-cell>
          <table:table-cell table:style-name="ce27" table:formula="of:=4*0.00005" office:value-type="float" office:value="0.0002" calcext:value-type="float">
            <text:p>0.0002</text:p>
          </table:table-cell>
          <table:table-cell table:style-name="ce32"/>
          <table:table-cell table:style-name="ce15" office:value-type="float" office:value="2.045" calcext:value-type="float">
            <text:p>2.045</text:p>
          </table:table-cell>
          <table:table-cell table:number-columns-repeated="2"/>
        </table:table-row>
        <table:table-row table:style-name="ro2">
          <table:table-cell table:style-name="ce7" office:value-type="float" office:value="1090" calcext:value-type="float">
            <text:p>1090</text:p>
          </table:table-cell>
          <table:table-cell table:style-name="ce13" office:value-type="float" office:value="5.97" calcext:value-type="float">
            <text:p>5.97</text:p>
          </table:table-cell>
          <table:table-cell table:style-name="ce13" office:value-type="float" office:value="5.55" calcext:value-type="float">
            <text:p>5.55</text:p>
          </table:table-cell>
          <table:table-cell table:style-name="ce20" office:value-type="float" office:value="344.5" calcext:value-type="float">
            <text:p>344.5</text:p>
          </table:table-cell>
          <table:table-cell table:style-name="ce27" table:formula="of:=4.5*0.00005" office:value-type="float" office:value="0.000225" calcext:value-type="float">
            <text:p>0.000225</text:p>
          </table:table-cell>
          <table:table-cell table:style-name="ce32"/>
          <table:table-cell table:style-name="ce15" office:value-type="float" office:value="2.045" calcext:value-type="float">
            <text:p>2.045</text:p>
          </table:table-cell>
          <table:table-cell table:number-columns-repeated="2"/>
        </table:table-row>
        <table:table-row table:style-name="ro2">
          <table:table-cell table:style-name="ce7" office:value-type="float" office:value="1100" calcext:value-type="float">
            <text:p>1100</text:p>
          </table:table-cell>
          <table:table-cell table:style-name="ce13" office:value-type="float" office:value="5.93" calcext:value-type="float">
            <text:p>5.93</text:p>
          </table:table-cell>
          <table:table-cell table:style-name="ce13" office:value-type="float" office:value="5.44" calcext:value-type="float">
            <text:p>5.44</text:p>
          </table:table-cell>
          <table:table-cell table:style-name="ce20" office:value-type="float" office:value="339" calcext:value-type="float">
            <text:p>339.0</text:p>
          </table:table-cell>
          <table:table-cell table:style-name="ce27" table:formula="of:=4.5*0.00005" office:value-type="float" office:value="0.000225" calcext:value-type="float">
            <text:p>0.000225</text:p>
          </table:table-cell>
          <table:table-cell table:style-name="ce32"/>
          <table:table-cell table:style-name="ce15" office:value-type="float" office:value="2.045" calcext:value-type="float">
            <text:p>2.045</text:p>
          </table:table-cell>
          <table:table-cell table:number-columns-repeated="2"/>
        </table:table-row>
        <table:table-row table:style-name="ro2">
          <table:table-cell table:style-name="ce7" office:value-type="float" office:value="1120" calcext:value-type="float">
            <text:p>1120</text:p>
          </table:table-cell>
          <table:table-cell table:style-name="ce13" office:value-type="float" office:value="5.76" calcext:value-type="float">
            <text:p>5.76</text:p>
          </table:table-cell>
          <table:table-cell table:style-name="ce13" office:value-type="float" office:value="5.21" calcext:value-type="float">
            <text:p>5.21</text:p>
          </table:table-cell>
          <table:table-cell table:style-name="ce20" office:value-type="float" office:value="324.6" calcext:value-type="float">
            <text:p>324.6</text:p>
          </table:table-cell>
          <table:table-cell table:style-name="ce27" table:formula="of:=5.5*0.00005" office:value-type="float" office:value="0.000275" calcext:value-type="float">
            <text:p>0.000275</text:p>
          </table:table-cell>
          <table:table-cell table:style-name="ce31" office:value-type="percentage" office:value="0.05" calcext:value-type="percentage">
            <text:p>5.00%</text:p>
          </table:table-cell>
          <table:table-cell table:style-name="ce15" office:value-type="float" office:value="2.046" calcext:value-type="float">
            <text:p>2.046</text:p>
          </table:table-cell>
          <table:table-cell table:number-columns-repeated="2"/>
        </table:table-row>
        <table:table-row table:style-name="ro2">
          <table:table-cell table:style-name="ce5" office:value-type="float" office:value="1220" calcext:value-type="float">
            <text:p>1220</text:p>
          </table:table-cell>
          <table:table-cell table:style-name="ce14" office:value-type="float" office:value="5.2" calcext:value-type="float">
            <text:p>5.20</text:p>
          </table:table-cell>
          <table:table-cell table:style-name="ce15" office:value-type="float" office:value="4.085" calcext:value-type="float">
            <text:p>4.085</text:p>
          </table:table-cell>
          <table:table-cell table:style-name="ce18" office:value-type="float" office:value="269.3" calcext:value-type="float">
            <text:p>269.3</text:p>
          </table:table-cell>
          <table:table-cell table:style-name="ce15" table:formula="of:=9*0.00005" office:value-type="float" office:value="0.00045" calcext:value-type="float">
            <text:p>0.00045</text:p>
          </table:table-cell>
          <table:table-cell/>
          <table:table-cell table:style-name="ce15" office:value-type="float" office:value="2.048" calcext:value-type="float">
            <text:p>2.048</text:p>
          </table:table-cell>
          <table:table-cell table:number-columns-repeated="2"/>
        </table:table-row>
        <table:table-row table:style-name="ro2">
          <table:table-cell table:style-name="ce5" office:value-type="float" office:value="1330" calcext:value-type="float">
            <text:p>1330</text:p>
          </table:table-cell>
          <table:table-cell table:style-name="ce15" office:value-type="float" office:value="4.49" calcext:value-type="float">
            <text:p>4.49</text:p>
          </table:table-cell>
          <table:table-cell table:style-name="ce15" office:value-type="float" office:value="3.033" calcext:value-type="float">
            <text:p>3.033</text:p>
          </table:table-cell>
          <table:table-cell table:style-name="ce18" office:value-type="float" office:value="214" calcext:value-type="float">
            <text:p>214.0</text:p>
          </table:table-cell>
          <table:table-cell table:style-name="ce15" table:formula="of:=11*0.00005" office:value-type="float" office:value="0.00055" calcext:value-type="float">
            <text:p>0.00055</text:p>
          </table:table-cell>
          <table:table-cell/>
          <table:table-cell table:style-name="ce15" office:value-type="float" office:value="2.048" calcext:value-type="float">
            <text:p>2.048</text:p>
          </table:table-cell>
          <table:table-cell table:number-columns-repeated="2"/>
        </table:table-row>
        <table:table-row table:style-name="ro2">
          <table:table-cell table:style-name="ce5" office:value-type="float" office:value="1430" calcext:value-type="float">
            <text:p>1430</text:p>
          </table:table-cell>
          <table:table-cell table:style-name="ce15" office:value-type="float" office:value="4.025" calcext:value-type="float">
            <text:p>4.025</text:p>
          </table:table-cell>
          <table:table-cell table:style-name="ce15" office:value-type="float" office:value="2.362" calcext:value-type="float">
            <text:p>2.362</text:p>
          </table:table-cell>
          <table:table-cell table:style-name="ce18" office:value-type="float" office:value="177.3" calcext:value-type="float">
            <text:p>177.3</text:p>
          </table:table-cell>
          <table:table-cell table:style-name="ce15" table:formula="of:=11.5*0.00005" office:value-type="float" office:value="0.000575" calcext:value-type="float">
            <text:p>0.000575</text:p>
          </table:table-cell>
          <table:table-cell/>
          <table:table-cell table:style-name="ce15" office:value-type="float" office:value="2.043" calcext:value-type="float">
            <text:p>2.043</text:p>
          </table:table-cell>
          <table:table-cell table:number-columns-repeated="2"/>
        </table:table-row>
        <table:table-row table:style-name="ro2">
          <table:table-cell table:style-name="ce5" office:value-type="float" office:value="1530" calcext:value-type="float">
            <text:p>1530</text:p>
          </table:table-cell>
          <table:table-cell table:style-name="ce15" office:value-type="float" office:value="3.647" calcext:value-type="float">
            <text:p>3.647</text:p>
          </table:table-cell>
          <table:table-cell table:style-name="ce15" office:value-type="float" office:value="1.889" calcext:value-type="float">
            <text:p>1.889</text:p>
          </table:table-cell>
          <table:table-cell table:style-name="ce18" office:value-type="float" office:value="150.6" calcext:value-type="float">
            <text:p>150.6</text:p>
          </table:table-cell>
          <table:table-cell table:style-name="ce15" table:formula="of:=11*0.00005" office:value-type="float" office:value="0.00055" calcext:value-type="float">
            <text:p>0.00055</text:p>
          </table:table-cell>
          <table:table-cell/>
          <table:table-cell table:style-name="ce15" office:value-type="float" office:value="2.037" calcext:value-type="float">
            <text:p>2.037</text:p>
          </table:table-cell>
          <table:table-cell table:number-columns-repeated="2"/>
        </table:table-row>
        <table:table-row table:style-name="ro2">
          <table:table-cell table:style-name="ce5" office:value-type="float" office:value="1790" calcext:value-type="float">
            <text:p>1790</text:p>
          </table:table-cell>
          <table:table-cell table:style-name="ce15" office:value-type="float" office:value="3.034" calcext:value-type="float">
            <text:p>3.034</text:p>
          </table:table-cell>
          <table:table-cell table:style-name="ce15" office:value-type="float" office:value="1.159" calcext:value-type="float">
            <text:p>1.159</text:p>
          </table:table-cell>
          <table:table-cell table:style-name="ce18" office:value-type="float" office:value="108.2" calcext:value-type="float">
            <text:p>108.2</text:p>
          </table:table-cell>
          <table:table-cell table:style-name="ce15" table:formula="of:=11.5*0.00005" office:value-type="float" office:value="0.000575" calcext:value-type="float">
            <text:p>0.000575</text:p>
          </table:table-cell>
          <table:table-cell/>
          <table:table-cell table:style-name="ce15" office:value-type="float" office:value="2.015" calcext:value-type="float">
            <text:p>2.015</text:p>
          </table:table-cell>
          <table:table-cell table:style-name="ce3" office:value-type="string" calcext:value-type="string">
            <text:p>V Avg</text:p>
          </table:table-cell>
          <table:table-cell/>
        </table:table-row>
        <table:table-row table:style-name="ro2">
          <table:table-cell table:style-name="ce5" office:value-type="float" office:value="2040" calcext:value-type="float">
            <text:p>2040</text:p>
          </table:table-cell>
          <table:table-cell table:style-name="ce15" office:value-type="float" office:value="2.699" calcext:value-type="float">
            <text:p>2.699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18" office:value-type="float" office:value="85.5" calcext:value-type="float">
            <text:p>85.5</text:p>
          </table:table-cell>
          <table:table-cell table:style-name="ce28" table:formula="of:=10*0.00005" office:value-type="float" office:value="0.0005" calcext:value-type="float">
            <text:p>5.00E-004</text:p>
          </table:table-cell>
          <table:table-cell/>
          <table:table-cell table:style-name="ce15" office:value-type="float" office:value="1.988" calcext:value-type="float">
            <text:p>1.988</text:p>
          </table:table-cell>
          <table:table-cell table:style-name="ce33" table:formula="of:=AVERAGE([.G5:.G39])" office:value-type="float" office:value="2.06842857142857" calcext:value-type="float">
            <text:p>2.06843</text:p>
          </table:table-cell>
          <table:table-cell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2">
          <table:table-cell table:style-name="ce3" office:value-type="string" calcext:value-type="string">
            <text:p>XL</text:p>
          </table:table-cell>
          <table:table-cell table:style-name="ce3" office:value-type="string" calcext:value-type="string">
            <text:p>XC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Theta 1 (deg)</text:p>
          </table:table-cell>
          <table:table-cell table:style-name="ce3" office:value-type="string" calcext:value-type="string">
            <text:p>Theta 2 (deg)</text:p>
          </table:table-cell>
          <table:table-cell table:style-name="ce3" office:value-type="string" calcext:value-type="string">
            <text:p>P1 (W)</text:p>
          </table:table-cell>
          <table:table-cell table:style-name="ce3" office:value-type="string" calcext:value-type="string">
            <text:p>P2 (W)</text:p>
          </table:table-cell>
        </table:table-row>
        <table:table-row table:style-name="ro2">
          <table:table-cell table:formula="of:=[.B5]/([.D5]/1000)" office:value-type="float" office:value="3.23076923076923" calcext:value-type="float">
            <text:p>3.231</text:p>
          </table:table-cell>
          <table:table-cell table:formula="of:=[.C5]/([.D5]/1000)" office:value-type="float" office:value="89.0688259109312" calcext:value-type="float">
            <text:p>89.069</text:p>
          </table:table-cell>
          <table:table-cell table:formula="of:=[.G5]/([.D5]/1000)" office:value-type="float" office:value="85.9514170040486" calcext:value-type="float">
            <text:p>85.951</text:p>
          </table:table-cell>
          <table:table-cell table:formula="of:=[.A43]/(2*PI()*[.A5])" office:value-type="float" office:value="0.00257096446533062" calcext:value-type="float">
            <text:p>0.002570964465</text:p>
          </table:table-cell>
          <table:table-cell table:formula="of:=1/(2*PI()*[.A5] *[.B43])" office:value-type="float" office:value="0.0000089343797599314" calcext:value-type="float">
            <text:p>0.000008934380</text:p>
          </table:table-cell>
          <table:table-cell table:style-name="ce8" table:formula="of:=DEGREES(ATAN(([.A43]-[.B43])/([.$F$2])))" office:value-type="float" office:value="-86.1610305468879" calcext:value-type="float">
            <text:p>-86.161</text:p>
          </table:table-cell>
          <table:table-cell table:formula="of:=360*[.A5]*[.E5]" office:value-type="float" office:value="432" calcext:value-type="float">
            <text:p>432.00</text:p>
          </table:table-cell>
          <table:table-cell table:style-name="ce34" table:formula="of:=[.D5]*([.G5]/1000)*COS(RADIANS([.F43]))" office:value-type="float" office:value="0.00351086372360038" calcext:value-type="float">
            <text:p>0.003511</text:p>
          </table:table-cell>
          <table:table-cell table:style-name="ce8" table:formula="of:=[.D5]*([.G5]/1000)*COS(RADIANS([.G43]))" office:value-type="float" office:value="0.0162042640527329" calcext:value-type="float">
            <text:p>0.016</text:p>
          </table:table-cell>
        </table:table-row>
        <table:table-row table:style-name="ro2">
          <table:table-cell table:formula="of:=[.B6]/([.D6]/1000)" office:value-type="float" office:value="3.9968253968254" calcext:value-type="float">
            <text:p>3.997</text:p>
          </table:table-cell>
          <table:table-cell table:formula="of:=[.C6]/([.D6]/1000)" office:value-type="float" office:value="71.1111111111111" calcext:value-type="float">
            <text:p>71.111</text:p>
          </table:table-cell>
          <table:table-cell table:formula="of:=[.G6]/([.D6]/1000)" office:value-type="float" office:value="67.3333333333333" calcext:value-type="float">
            <text:p>67.333</text:p>
          </table:table-cell>
          <table:table-cell table:formula="of:=[.A44]/(2*PI()*[.A6])" office:value-type="float" office:value="0.00249456673952937" calcext:value-type="float">
            <text:p>0.002494566740</text:p>
          </table:table-cell>
          <table:table-cell table:formula="of:=1/(2*PI()*[.A6] *[.B44])" office:value-type="float" office:value="0.00000877692700874423" calcext:value-type="float">
            <text:p>0.000008776927</text:p>
          </table:table-cell>
          <table:table-cell table:style-name="ce8" table:formula="of:=DEGREES(ATAN(([.A44]-[.B44])/([.$F$2])))" office:value-type="float" office:value="-85.0946812330168" calcext:value-type="float">
            <text:p>-85.095</text:p>
          </table:table-cell>
          <table:table-cell table:formula="of:=360*[.A6]*[.E6]" office:value-type="float" office:value="436.05" calcext:value-type="float">
            <text:p>436.05</text:p>
          </table:table-cell>
          <table:table-cell table:style-name="ce34" table:formula="of:=[.D6]*([.G6]/1000)*COS(RADIANS([.F44]))" office:value-type="float" office:value="0.00571301217999262" calcext:value-type="float">
            <text:p>0.005713</text:p>
          </table:table-cell>
          <table:table-cell table:style-name="ce8" table:formula="of:=[.D6]*([.G6]/1000)*COS(RADIANS([.G44]))" office:value-type="float" office:value="0.0161065864268466" calcext:value-type="float">
            <text:p>0.016</text:p>
          </table:table-cell>
        </table:table-row>
        <table:table-row table:style-name="ro2">
          <table:table-cell table:formula="of:=[.B7]/([.D7]/1000)" office:value-type="float" office:value="4.5822454308094" calcext:value-type="float">
            <text:p>4.582</text:p>
          </table:table-cell>
          <table:table-cell table:formula="of:=[.C7]/([.D7]/1000)" office:value-type="float" office:value="59.8955613577024" calcext:value-type="float">
            <text:p>59.896</text:p>
          </table:table-cell>
          <table:table-cell table:formula="of:=[.G7]/([.D7]/1000)" office:value-type="float" office:value="55.3524804177546" calcext:value-type="float">
            <text:p>55.352</text:p>
          </table:table-cell>
          <table:table-cell table:formula="of:=[.A45]/(2*PI()*[.A7])" office:value-type="float" office:value="0.00243095670257856" calcext:value-type="float">
            <text:p>0.002430956703</text:p>
          </table:table-cell>
          <table:table-cell table:formula="of:=1/(2*PI()*[.A7] *[.B45])" office:value-type="float" office:value="0.00000885735879165881" calcext:value-type="float">
            <text:p>0.000008857359</text:p>
          </table:table-cell>
          <table:table-cell table:style-name="ce8" table:formula="of:=DEGREES(ATAN(([.A45]-[.B45])/([.$F$2])))" office:value-type="float" office:value="-84.054985286162" calcext:value-type="float">
            <text:p>-84.055</text:p>
          </table:table-cell>
          <table:table-cell table:formula="of:=360*[.A7]*[.E7]" office:value-type="float" office:value="199.8" calcext:value-type="float">
            <text:p>199.80</text:p>
          </table:table-cell>
          <table:table-cell table:style-name="ce34" table:formula="of:=[.D7]*([.G7]/1000)*COS(RADIANS([.F45]))" office:value-type="float" office:value="0.00840979435724474" calcext:value-type="float">
            <text:p>0.008410</text:p>
          </table:table-cell>
          <table:table-cell table:style-name="ce8" table:formula="of:=[.D7]*([.G7]/1000)*COS(RADIANS([.G45]))" office:value-type="float" office:value="-0.0763957549160073" calcext:value-type="float">
            <text:p>-0.076</text:p>
          </table:table-cell>
        </table:table-row>
        <table:table-row table:style-name="ro2">
          <table:table-cell table:formula="of:=[.B8]/([.D8]/1000)" office:value-type="float" office:value="5.78066914498141" calcext:value-type="float">
            <text:p>5.781</text:p>
          </table:table-cell>
          <table:table-cell table:formula="of:=[.C8]/([.D8]/1000)" office:value-type="float" office:value="45.3531598513011" calcext:value-type="float">
            <text:p>45.353</text:p>
          </table:table-cell>
          <table:table-cell table:formula="of:=[.G8]/([.D8]/1000)" office:value-type="float" office:value="39.3494423791822" calcext:value-type="float">
            <text:p>39.349</text:p>
          </table:table-cell>
          <table:table-cell table:formula="of:=[.A46]/(2*PI()*[.A8])" office:value-type="float" office:value="0.00230005517200648" calcext:value-type="float">
            <text:p>0.002300055172</text:p>
          </table:table-cell>
          <table:table-cell table:formula="of:=1/(2*PI()*[.A8] *[.B46])" office:value-type="float" office:value="0.00000877309010076226" calcext:value-type="float">
            <text:p>0.000008773090</text:p>
          </table:table-cell>
          <table:table-cell table:style-name="ce8" table:formula="of:=DEGREES(ATAN(([.A46]-[.B46])/([.$F$2])))" office:value-type="float" office:value="-81.7184338539994" calcext:value-type="float">
            <text:p>-81.718</text:p>
          </table:table-cell>
          <table:table-cell table:formula="of:=360*[.A8]*[.E8]" office:value-type="float" office:value="187.2" calcext:value-type="float">
            <text:p>187.20</text:p>
          </table:table-cell>
          <table:table-cell table:style-name="ce34" table:formula="of:=[.D8]*([.G8]/1000)*COS(RADIANS([.F46]))" office:value-type="float" office:value="0.016405131257334" calcext:value-type="float">
            <text:p>0.016405</text:p>
          </table:table-cell>
          <table:table-cell table:style-name="ce8" table:formula="of:=[.D8]*([.G8]/1000)*COS(RADIANS([.G46]))" office:value-type="float" office:value="-0.112996507060332" calcext:value-type="float">
            <text:p>-0.113</text:p>
          </table:table-cell>
        </table:table-row>
        <table:table-row table:style-name="ro2">
          <table:table-cell table:formula="of:=[.B9]/([.D9]/1000)" office:value-type="float" office:value="5.88497217068646" calcext:value-type="float">
            <text:p>5.885</text:p>
          </table:table-cell>
          <table:table-cell table:formula="of:=[.C9]/([.D9]/1000)" office:value-type="float" office:value="45.2133580705009" calcext:value-type="float">
            <text:p>45.213</text:p>
          </table:table-cell>
          <table:table-cell table:formula="of:=[.G9]/([.D9]/1000)" office:value-type="float" office:value="39.2578849721707" calcext:value-type="float">
            <text:p>39.258</text:p>
          </table:table-cell>
          <table:table-cell table:formula="of:=[.A47]/(2*PI()*[.A9])" office:value-type="float" office:value="0.00228444490469022" calcext:value-type="float">
            <text:p>0.002284444905</text:p>
          </table:table-cell>
          <table:table-cell table:formula="of:=1/(2*PI()*[.A9] *[.B47])" office:value-type="float" office:value="0.00000858557746194657" calcext:value-type="float">
            <text:p>0.000008585577</text:p>
          </table:table-cell>
          <table:table-cell table:style-name="ce8" table:formula="of:=DEGREES(ATAN(([.A47]-[.B47])/([.$F$2])))" office:value-type="float" office:value="-81.667751023646" calcext:value-type="float">
            <text:p>-81.668</text:p>
          </table:table-cell>
          <table:table-cell table:formula="of:=360*[.A9]*[.E9]" office:value-type="float" office:value="369" calcext:value-type="float">
            <text:p>369.00</text:p>
          </table:table-cell>
          <table:table-cell table:style-name="ce34" table:formula="of:=[.D9]*([.G9]/1000)*COS(RADIANS([.F47]))" office:value-type="float" office:value="0.0165276906677721" calcext:value-type="float">
            <text:p>0.016528</text:p>
          </table:table-cell>
          <table:table-cell table:style-name="ce8" table:formula="of:=[.D9]*([.G9]/1000)*COS(RADIANS([.G47]))" office:value-type="float" office:value="0.112648225696893" calcext:value-type="float">
            <text:p>0.113</text:p>
          </table:table-cell>
        </table:table-row>
        <table:table-row table:style-name="ro2">
          <table:table-cell table:formula="of:=[.B10]/([.D10]/1000)" office:value-type="float" office:value="8.17438692098093" calcext:value-type="float">
            <text:p>8.174</text:p>
          </table:table-cell>
          <table:table-cell table:formula="of:=[.C10]/([.D10]/1000)" office:value-type="float" office:value="36.2397820163488" calcext:value-type="float">
            <text:p>36.240</text:p>
          </table:table-cell>
          <table:table-cell table:formula="of:=[.G10]/([.D10]/1000)" office:value-type="float" office:value="28.7738419618529" calcext:value-type="float">
            <text:p>28.774</text:p>
          </table:table-cell>
          <table:table-cell table:formula="of:=[.A48]/(2*PI()*[.A10])" office:value-type="float" office:value="0.00260198817043971" calcext:value-type="float">
            <text:p>0.002601988170</text:p>
          </table:table-cell>
          <table:table-cell table:formula="of:=1/(2*PI()*[.A10] *[.B48])" office:value-type="float" office:value="0.00000878343821274069" calcext:value-type="float">
            <text:p>0.000008783438</text:p>
          </table:table-cell>
          <table:table-cell table:style-name="ce8" table:formula="of:=DEGREES(ATAN(([.A48]-[.B48])/([.$F$2])))" office:value-type="float" office:value="-78.401955558785" calcext:value-type="float">
            <text:p>-78.402</text:p>
          </table:table-cell>
          <table:table-cell table:formula="of:=360*[.A10]*[.E10]" office:value-type="float" office:value="360" calcext:value-type="float">
            <text:p>360.00</text:p>
          </table:table-cell>
          <table:table-cell table:style-name="ce34" table:formula="of:=[.D10]*([.G10]/1000)*COS(RADIANS([.F48]))" office:value-type="float" office:value="0.0311660772421486" calcext:value-type="float">
            <text:p>0.031166</text:p>
          </table:table-cell>
          <table:table-cell table:style-name="ce8" table:formula="of:=[.D10]*([.G10]/1000)*COS(RADIANS([.G48]))" office:value-type="float" office:value="0.1550208" calcext:value-type="float">
            <text:p>0.155</text:p>
          </table:table-cell>
        </table:table-row>
        <table:table-row table:style-name="ro2">
          <table:table-cell table:formula="of:=[.B11]/([.D11]/1000)" office:value-type="float" office:value="8.31476323119777" calcext:value-type="float">
            <text:p>8.315</text:p>
          </table:table-cell>
          <table:table-cell table:formula="of:=[.C11]/([.D11]/1000)" office:value-type="float" office:value="36.7270194986072" calcext:value-type="float">
            <text:p>36.727</text:p>
          </table:table-cell>
          <table:table-cell table:formula="of:=[.G11]/([.D11]/1000)" office:value-type="float" office:value="29.4150417827298" calcext:value-type="float">
            <text:p>29.415</text:p>
          </table:table-cell>
          <table:table-cell table:formula="of:=[.A49]/(2*PI()*[.A11])" office:value-type="float" office:value="0.00259477582134091" calcext:value-type="float">
            <text:p>0.002594775821</text:p>
          </table:table-cell>
          <table:table-cell table:formula="of:=1/(2*PI()*[.A11] *[.B49])" office:value-type="float" office:value="0.00000849697362124078" calcext:value-type="float">
            <text:p>0.000008496974</text:p>
          </table:table-cell>
          <table:table-cell table:style-name="ce8" table:formula="of:=DEGREES(ATAN(([.A49]-[.B49])/([.$F$2])))" office:value-type="float" office:value="-78.5397777418751" calcext:value-type="float">
            <text:p>-78.540</text:p>
          </table:table-cell>
          <table:table-cell table:formula="of:=360*[.A11]*[.E11]" office:value-type="float" office:value="348.84" calcext:value-type="float">
            <text:p>348.84</text:p>
          </table:table-cell>
          <table:table-cell table:style-name="ce34" table:formula="of:=[.D11]*([.G11]/1000)*COS(RADIANS([.F49]))" office:value-type="float" office:value="0.0301293011947722" calcext:value-type="float">
            <text:p>0.030129</text:p>
          </table:table-cell>
          <table:table-cell table:style-name="ce8" table:formula="of:=[.D11]*([.G11]/1000)*COS(RADIANS([.G49]))" office:value-type="float" office:value="0.148774135809935" calcext:value-type="float">
            <text:p>0.149</text:p>
          </table:table-cell>
        </table:table-row>
        <table:table-row table:style-name="ro2">
          <table:table-cell table:formula="of:=[.B12]/([.D12]/1000)" office:value-type="float" office:value="9.94753410283316" calcext:value-type="float">
            <text:p>9.948</text:p>
          </table:table-cell>
          <table:table-cell table:formula="of:=[.C12]/([.D12]/1000)" office:value-type="float" office:value="30.7555089192025" calcext:value-type="float">
            <text:p>30.756</text:p>
          </table:table-cell>
          <table:table-cell table:formula="of:=[.G12]/([.D12]/1000)" office:value-type="float" office:value="22.0986358866737" calcext:value-type="float">
            <text:p>22.099</text:p>
          </table:table-cell>
          <table:table-cell table:formula="of:=[.A50]/(2*PI()*[.A12])" office:value-type="float" office:value="0.00258692683666846" calcext:value-type="float">
            <text:p>0.002586926837</text:p>
          </table:table-cell>
          <table:table-cell table:formula="of:=1/(2*PI()*[.A12] *[.B50])" office:value-type="float" office:value="0.00000845562651031325" calcext:value-type="float">
            <text:p>0.000008455627</text:p>
          </table:table-cell>
          <table:table-cell table:style-name="ce8" table:formula="of:=DEGREES(ATAN(([.A50]-[.B50])/([.$F$2])))" office:value-type="float" office:value="-74.5270098424001" calcext:value-type="float">
            <text:p>-74.527</text:p>
          </table:table-cell>
          <table:table-cell table:formula="of:=360*[.A12]*[.E12]" office:value-type="float" office:value="332.6832" calcext:value-type="float">
            <text:p>332.68</text:p>
          </table:table-cell>
          <table:table-cell table:style-name="ce34" table:formula="of:=[.D12]*([.G12]/1000)*COS(RADIANS([.F50]))" office:value-type="float" office:value="0.0535440452105696" calcext:value-type="float">
            <text:p>0.053544</text:p>
          </table:table-cell>
          <table:table-cell table:style-name="ce8" table:formula="of:=[.D12]*([.G12]/1000)*COS(RADIANS([.G50]))" office:value-type="float" office:value="0.178320079443661" calcext:value-type="float">
            <text:p>0.178</text:p>
          </table:table-cell>
        </table:table-row>
        <table:table-row table:style-name="ro2">
          <table:table-cell table:formula="of:=[.B13]/([.D13]/1000)" office:value-type="float" office:value="10.5949256342957" calcext:value-type="float">
            <text:p>10.595</text:p>
          </table:table-cell>
          <table:table-cell table:formula="of:=[.C13]/([.D13]/1000)" office:value-type="float" office:value="27.9002624671916" calcext:value-type="float">
            <text:p>27.900</text:p>
          </table:table-cell>
          <table:table-cell table:formula="of:=[.G13]/([.D13]/1000)" office:value-type="float" office:value="18.3989501312336" calcext:value-type="float">
            <text:p>18.399</text:p>
          </table:table-cell>
          <table:table-cell table:formula="of:=[.A51]/(2*PI()*[.A13])" office:value-type="float" office:value="0.00259420736367569" calcext:value-type="float">
            <text:p>0.002594207364</text:p>
          </table:table-cell>
          <table:table-cell table:formula="of:=1/(2*PI()*[.A13] *[.B51])" office:value-type="float" office:value="0.00000877603782010451" calcext:value-type="float">
            <text:p>0.000008776038</text:p>
          </table:table-cell>
          <table:table-cell table:style-name="ce8" table:formula="of:=DEGREES(ATAN(([.A51]-[.B51])/([.$F$2])))" office:value-type="float" office:value="-71.5902209744552" calcext:value-type="float">
            <text:p>-71.590</text:p>
          </table:table-cell>
          <table:table-cell table:formula="of:=360*[.A13]*[.E13]" office:value-type="float" office:value="327.6" calcext:value-type="float">
            <text:p>327.60</text:p>
          </table:table-cell>
          <table:table-cell table:style-name="ce34" table:formula="of:=[.D13]*([.G13]/1000)*COS(RADIANS([.F51]))" office:value-type="float" office:value="0.0759124018102014" calcext:value-type="float">
            <text:p>0.075912</text:p>
          </table:table-cell>
          <table:table-cell table:style-name="ce8" table:formula="of:=[.D13]*([.G13]/1000)*COS(RADIANS([.G51]))" office:value-type="float" office:value="0.202953552003903" calcext:value-type="float">
            <text:p>0.203</text:p>
          </table:table-cell>
        </table:table-row>
        <table:table-row table:style-name="ro2">
          <table:table-cell table:formula="of:=[.B14]/([.D14]/1000)" office:value-type="float" office:value="11.5540015540016" calcext:value-type="float">
            <text:p>11.554</text:p>
          </table:table-cell>
          <table:table-cell table:formula="of:=[.C14]/([.D14]/1000)" office:value-type="float" office:value="26.2315462315462" calcext:value-type="float">
            <text:p>26.232</text:p>
          </table:table-cell>
          <table:table-cell table:formula="of:=[.G14]/([.D14]/1000)" office:value-type="float" office:value="16.3014763014763" calcext:value-type="float">
            <text:p>16.301</text:p>
          </table:table-cell>
          <table:table-cell table:formula="of:=[.A52]/(2*PI()*[.A14])" office:value-type="float" office:value="0.00257545722662575" calcext:value-type="float">
            <text:p>0.002575457227</text:p>
          </table:table-cell>
          <table:table-cell table:formula="of:=1/(2*PI()*[.A14] *[.B52])" office:value-type="float" office:value="0.0000084976341384592" calcext:value-type="float">
            <text:p>0.000008497634</text:p>
          </table:table-cell>
          <table:table-cell table:style-name="ce8" table:formula="of:=DEGREES(ATAN(([.A52]-[.B52])/([.$F$2])))" office:value-type="float" office:value="-68.5731597865041" calcext:value-type="float">
            <text:p>-68.573</text:p>
          </table:table-cell>
          <table:table-cell table:formula="of:=360*[.A14]*[.E14]" office:value-type="float" office:value="321.3" calcext:value-type="float">
            <text:p>321.30</text:p>
          </table:table-cell>
          <table:table-cell table:style-name="ce34" table:formula="of:=[.D14]*([.G14]/1000)*COS(RADIANS([.F52]))" office:value-type="float" office:value="0.0986390852605017" calcext:value-type="float">
            <text:p>0.098639</text:p>
          </table:table-cell>
          <table:table-cell table:style-name="ce8" table:formula="of:=[.D14]*([.G14]/1000)*COS(RADIANS([.G52]))" office:value-type="float" office:value="0.210726043404481" calcext:value-type="float">
            <text:p>0.211</text:p>
          </table:table-cell>
        </table:table-row>
        <table:table-row table:style-name="ro2">
          <table:table-cell table:formula="of:=[.B15]/([.D15]/1000)" office:value-type="float" office:value="12.3785803237858" calcext:value-type="float">
            <text:p>12.379</text:p>
          </table:table-cell>
          <table:table-cell table:formula="of:=[.C15]/([.D15]/1000)" office:value-type="float" office:value="23.8667496886675" calcext:value-type="float">
            <text:p>23.867</text:p>
          </table:table-cell>
          <table:table-cell table:formula="of:=[.G15]/([.D15]/1000)" office:value-type="float" office:value="13.0386052303861" calcext:value-type="float">
            <text:p>13.039</text:p>
          </table:table-cell>
          <table:table-cell table:formula="of:=[.A53]/(2*PI()*[.A15])" office:value-type="float" office:value="0.00259225295656656" calcext:value-type="float">
            <text:p>0.002592252957</text:p>
          </table:table-cell>
          <table:table-cell table:formula="of:=1/(2*PI()*[.A15] *[.B53])" office:value-type="float" office:value="0.00000877431579653095" calcext:value-type="float">
            <text:p>0.000008774316</text:p>
          </table:table-cell>
          <table:table-cell table:style-name="ce8" table:formula="of:=DEGREES(ATAN(([.A53]-[.B53])/([.$F$2])))" office:value-type="float" office:value="-63.3714835247586" calcext:value-type="float">
            <text:p>-63.371</text:p>
          </table:table-cell>
          <table:table-cell table:formula="of:=360*[.A15]*[.E15]" office:value-type="float" office:value="300.96" calcext:value-type="float">
            <text:p>300.96</text:p>
          </table:table-cell>
          <table:table-cell table:style-name="ce34" table:formula="of:=[.D15]*([.G15]/1000)*COS(RADIANS([.F53]))" office:value-type="float" office:value="0.150729411384275" calcext:value-type="float">
            <text:p>0.150729</text:p>
          </table:table-cell>
          <table:table-cell table:style-name="ce8" table:formula="of:=[.D15]*([.G15]/1000)*COS(RADIANS([.G53]))" office:value-type="float" office:value="0.173004163228399" calcext:value-type="float">
            <text:p>0.173</text:p>
          </table:table-cell>
        </table:table-row>
        <table:table-row table:style-name="ro2">
          <table:table-cell table:formula="of:=[.B16]/([.D16]/1000)" office:value-type="float" office:value="13.7019230769231" calcext:value-type="float">
            <text:p>13.702</text:p>
          </table:table-cell>
          <table:table-cell table:formula="of:=[.C16]/([.D16]/1000)" office:value-type="float" office:value="23.4855769230769" calcext:value-type="float">
            <text:p>23.486</text:p>
          </table:table-cell>
          <table:table-cell table:formula="of:=[.G16]/([.D16]/1000)" office:value-type="float" office:value="12.5480769230769" calcext:value-type="float">
            <text:p>12.548</text:p>
          </table:table-cell>
          <table:table-cell table:formula="of:=[.A54]/(2*PI()*[.A16])" office:value-type="float" office:value="0.00267246174945738" calcext:value-type="float">
            <text:p>0.002672461749</text:p>
          </table:table-cell>
          <table:table-cell table:formula="of:=1/(2*PI()*[.A16] *[.B54])" office:value-type="float" office:value="0.00000830479161978301" calcext:value-type="float">
            <text:p>0.000008304792</text:p>
          </table:table-cell>
          <table:table-cell table:style-name="ce8" table:formula="of:=DEGREES(ATAN(([.A54]-[.B54])/([.$F$2])))" office:value-type="float" office:value="-59.513099469122" calcext:value-type="float">
            <text:p>-59.513</text:p>
          </table:table-cell>
          <table:table-cell table:formula="of:=360*[.A16]*[.E16]" office:value-type="float" office:value="279.072" calcext:value-type="float">
            <text:p>279.07</text:p>
          </table:table-cell>
          <table:table-cell table:style-name="ce34" table:formula="of:=[.D16]*([.G16]/1000)*COS(RADIANS([.F54]))" office:value-type="float" office:value="0.176272304359736" calcext:value-type="float">
            <text:p>0.176272</text:p>
          </table:table-cell>
          <table:table-cell table:style-name="ce8" table:formula="of:=[.D16]*([.G16]/1000)*COS(RADIANS([.G54]))" office:value-type="float" office:value="0.0547832827039124" calcext:value-type="float">
            <text:p>0.055</text:p>
          </table:table-cell>
        </table:table-row>
        <table:table-row table:style-name="ro2">
          <table:table-cell table:formula="of:=[.B17]/([.D17]/1000)" office:value-type="float" office:value="13.6556169429098" calcext:value-type="float">
            <text:p>13.656</text:p>
          </table:table-cell>
          <table:table-cell table:formula="of:=[.C17]/([.D17]/1000)" office:value-type="float" office:value="20.9944751381215" calcext:value-type="float">
            <text:p>20.994</text:p>
          </table:table-cell>
          <table:table-cell table:formula="of:=[.G17]/([.D17]/1000)" office:value-type="float" office:value="9.5902394106814" calcext:value-type="float">
            <text:p>9.590</text:p>
          </table:table-cell>
          <table:table-cell table:formula="of:=[.A55]/(2*PI()*[.A17])" office:value-type="float" office:value="0.00258733206837324" calcext:value-type="float">
            <text:p>0.002587332068</text:p>
          </table:table-cell>
          <table:table-cell table:formula="of:=1/(2*PI()*[.A17] *[.B55])" office:value-type="float" office:value="0.00000902476337707802" calcext:value-type="float">
            <text:p>0.000009024763</text:p>
          </table:table-cell>
          <table:table-cell table:style-name="ce8" table:formula="of:=DEGREES(ATAN(([.A55]-[.B55])/([.$F$2])))" office:value-type="float" office:value="-51.8729349409195" calcext:value-type="float">
            <text:p>-51.873</text:p>
          </table:table-cell>
          <table:table-cell table:formula="of:=360*[.A17]*[.E17]" office:value-type="float" office:value="241.92" calcext:value-type="float">
            <text:p>241.92</text:p>
          </table:table-cell>
          <table:table-cell table:style-name="ce34" table:formula="of:=[.D17]*([.G17]/1000)*COS(RADIANS([.F55]))" office:value-type="float" office:value="0.279332208937429" calcext:value-type="float">
            <text:p>0.279332</text:p>
          </table:table-cell>
          <table:table-cell table:style-name="ce8" table:formula="of:=[.D17]*([.G17]/1000)*COS(RADIANS([.G55]))" office:value-type="float" office:value="-0.212959450340124" calcext:value-type="float">
            <text:p>-0.213</text:p>
          </table:table-cell>
        </table:table-row>
        <table:table-row table:style-name="ro2">
          <table:table-cell table:formula="of:=[.B18]/([.D18]/1000)" office:value-type="float" office:value="15.3577898550725" calcext:value-type="float">
            <text:p>15.358</text:p>
          </table:table-cell>
          <table:table-cell table:formula="of:=[.C18]/([.D18]/1000)" office:value-type="float" office:value="19.7010869565217" calcext:value-type="float">
            <text:p>19.701</text:p>
          </table:table-cell>
          <table:table-cell table:formula="of:=[.G18]/([.D18]/1000)" office:value-type="float" office:value="9.38858695652174" calcext:value-type="float">
            <text:p>9.389</text:p>
          </table:table-cell>
          <table:table-cell table:formula="of:=[.A56]/(2*PI()*[.A18])" office:value-type="float" office:value="0.00265970421153574" calcext:value-type="float">
            <text:p>0.002659704212</text:p>
          </table:table-cell>
          <table:table-cell table:formula="of:=1/(2*PI()*[.A18] *[.B56])" office:value-type="float" office:value="0.00000879051728757908" calcext:value-type="float">
            <text:p>0.000008790517</text:p>
          </table:table-cell>
          <table:table-cell table:style-name="ce8" table:formula="of:=DEGREES(ATAN(([.A56]-[.B56])/([.$F$2])))" office:value-type="float" office:value="-37.017923888209" calcext:value-type="float">
            <text:p>-37.018</text:p>
          </table:table-cell>
          <table:table-cell table:formula="of:=360*[.A18]*[.E18]" office:value-type="float" office:value="165.42" calcext:value-type="float">
            <text:p>165.42</text:p>
          </table:table-cell>
          <table:table-cell table:style-name="ce34" table:formula="of:=[.D18]*([.G18]/1000)*COS(RADIANS([.F56]))" office:value-type="float" office:value="0.365463977000627" calcext:value-type="float">
            <text:p>0.365464</text:p>
          </table:table-cell>
          <table:table-cell table:style-name="ce8" table:formula="of:=[.D18]*([.G18]/1000)*COS(RADIANS([.G56]))" office:value-type="float" office:value="-0.442978540287168" calcext:value-type="float">
            <text:p>-0.443</text:p>
          </table:table-cell>
        </table:table-row>
        <table:table-row table:style-name="ro2">
          <table:table-cell table:formula="of:=[.B19]/([.D19]/1000)" office:value-type="float" office:value="14.7489539748954" calcext:value-type="float">
            <text:p>14.749</text:p>
          </table:table-cell>
          <table:table-cell table:formula="of:=[.C19]/([.D19]/1000)" office:value-type="float" office:value="19.0027894002789" calcext:value-type="float">
            <text:p>19.003</text:p>
          </table:table-cell>
          <table:table-cell table:formula="of:=[.G19]/([.D19]/1000)" office:value-type="float" office:value="7.21059972105997" calcext:value-type="float">
            <text:p>7.211</text:p>
          </table:table-cell>
          <table:table-cell table:formula="of:=[.A57]/(2*PI()*[.A19])" office:value-type="float" office:value="0.00255148796797767" calcext:value-type="float">
            <text:p>0.002551487968</text:p>
          </table:table-cell>
          <table:table-cell table:formula="of:=1/(2*PI()*[.A19] *[.B57])" office:value-type="float" office:value="0.00000910363735116785" calcext:value-type="float">
            <text:p>0.000009103637</text:p>
          </table:table-cell>
          <table:table-cell table:style-name="ce8" table:formula="of:=DEGREES(ATAN(([.A57]-[.B57])/([.$F$2])))" office:value-type="float" office:value="-36.4463532511706" calcext:value-type="float">
            <text:p>-36.446</text:p>
          </table:table-cell>
          <table:table-cell table:formula="of:=360*[.A19]*[.E19]" office:value-type="float" office:value="182.16" calcext:value-type="float">
            <text:p>182.16</text:p>
          </table:table-cell>
          <table:table-cell table:style-name="ce34" table:formula="of:=[.D19]*([.G19]/1000)*COS(RADIANS([.F57]))" office:value-type="float" office:value="0.477099546674596" calcext:value-type="float">
            <text:p>0.477100</text:p>
          </table:table-cell>
          <table:table-cell table:style-name="ce8" table:formula="of:=[.D19]*([.G19]/1000)*COS(RADIANS([.G57]))" office:value-type="float" office:value="-0.592680984517868" calcext:value-type="float">
            <text:p>-0.593</text:p>
          </table:table-cell>
        </table:table-row>
        <table:table-row table:style-name="ro2">
          <table:table-cell table:formula="of:=[.B20]/([.D20]/1000)" office:value-type="float" office:value="15.5135629381286" calcext:value-type="float">
            <text:p>15.514</text:p>
          </table:table-cell>
          <table:table-cell table:formula="of:=[.C20]/([.D20]/1000)" office:value-type="float" office:value="17.9213654373667" calcext:value-type="float">
            <text:p>17.921</text:p>
          </table:table-cell>
          <table:table-cell table:formula="of:=[.G20]/([.D20]/1000)" office:value-type="float" office:value="6.26943005181347" calcext:value-type="float">
            <text:p>6.269</text:p>
          </table:table-cell>
          <table:table-cell table:formula="of:=[.A58]/(2*PI()*[.A20])" office:value-type="float" office:value="0.0025454229139901" calcext:value-type="float">
            <text:p>0.002545422914</text:p>
          </table:table-cell>
          <table:table-cell table:formula="of:=1/(2*PI()*[.A20] *[.B58])" office:value-type="float" office:value="0.00000915539954212267" calcext:value-type="float">
            <text:p>0.000009155400</text:p>
          </table:table-cell>
          <table:table-cell table:style-name="ce8" table:formula="of:=DEGREES(ATAN(([.A58]-[.B58])/([.$F$2])))" office:value-type="float" office:value="-22.6859648273631" calcext:value-type="float">
            <text:p>-22.686</text:p>
          </table:table-cell>
          <table:table-cell table:formula="of:=360*[.A20]*[.E20]" office:value-type="float" office:value="104.76" calcext:value-type="float">
            <text:p>104.76</text:p>
          </table:table-cell>
          <table:table-cell table:style-name="ce34" table:formula="of:=[.D20]*([.G20]/1000)*COS(RADIANS([.F58]))" office:value-type="float" office:value="0.622686305700741" calcext:value-type="float">
            <text:p>0.622686</text:p>
          </table:table-cell>
          <table:table-cell table:style-name="ce8" table:formula="of:=[.D20]*([.G20]/1000)*COS(RADIANS([.G58]))" office:value-type="float" office:value="-0.171945195873948" calcext:value-type="float">
            <text:p>-0.172</text:p>
          </table:table-cell>
        </table:table-row>
        <table:table-row table:style-name="ro2">
          <table:table-cell table:formula="of:=[.B21]/([.D21]/1000)" office:value-type="float" office:value="15.6687518617814" calcext:value-type="float">
            <text:p>15.669</text:p>
          </table:table-cell>
          <table:table-cell table:formula="of:=[.C21]/([.D21]/1000)" office:value-type="float" office:value="17.7241584748287" calcext:value-type="float">
            <text:p>17.724</text:p>
          </table:table-cell>
          <table:table-cell table:formula="of:=[.G21]/([.D21]/1000)" office:value-type="float" office:value="6.12153708668454" calcext:value-type="float">
            <text:p>6.122</text:p>
          </table:table-cell>
          <table:table-cell table:formula="of:=[.A59]/(2*PI()*[.A21])" office:value-type="float" office:value="0.00254465235804371" calcext:value-type="float">
            <text:p>0.002544652358</text:p>
          </table:table-cell>
          <table:table-cell table:formula="of:=1/(2*PI()*[.A21] *[.B59])" office:value-type="float" office:value="0.00000916280473262721" calcext:value-type="float">
            <text:p>0.000009162805</text:p>
          </table:table-cell>
          <table:table-cell table:style-name="ce8" table:formula="of:=DEGREES(ATAN(([.A59]-[.B59])/([.$F$2])))" office:value-type="float" office:value="-19.6385055600323" calcext:value-type="float">
            <text:p>-19.639</text:p>
          </table:table-cell>
          <table:table-cell table:formula="of:=360*[.A21]*[.E21]" office:value-type="float" office:value="105.84" calcext:value-type="float">
            <text:p>105.84</text:p>
          </table:table-cell>
          <table:table-cell table:style-name="ce34" table:formula="of:=[.D21]*([.G21]/1000)*COS(RADIANS([.F59]))" office:value-type="float" office:value="0.649735382123808" calcext:value-type="float">
            <text:p>0.649735</text:p>
          </table:table-cell>
          <table:table-cell table:style-name="ce8" table:formula="of:=[.D21]*([.G21]/1000)*COS(RADIANS([.G59]))" office:value-type="float" office:value="-0.188299577567756" calcext:value-type="float">
            <text:p>-0.188</text:p>
          </table:table-cell>
        </table:table-row>
        <table:table-row table:style-name="ro2">
          <table:table-cell table:formula="of:=[.B22]/([.D22]/1000)" office:value-type="float" office:value="15.8094681472823" calcext:value-type="float">
            <text:p>15.809</text:p>
          </table:table-cell>
          <table:table-cell table:formula="of:=[.C22]/([.D22]/1000)" office:value-type="float" office:value="17.5043834015196" calcext:value-type="float">
            <text:p>17.504</text:p>
          </table:table-cell>
          <table:table-cell table:formula="of:=[.G22]/([.D22]/1000)" office:value-type="float" office:value="5.99941554646406" calcext:value-type="float">
            <text:p>5.999</text:p>
          </table:table-cell>
          <table:table-cell table:formula="of:=[.A60]/(2*PI()*[.A22])" office:value-type="float" office:value="0.00254157071039782" calcext:value-type="float">
            <text:p>0.002541570710</text:p>
          </table:table-cell>
          <table:table-cell table:formula="of:=1/(2*PI()*[.A22] *[.B60])" office:value-type="float" office:value="0.00000918413205950095" calcext:value-type="float">
            <text:p>0.000009184132</text:p>
          </table:table-cell>
          <table:table-cell table:style-name="ce8" table:formula="of:=DEGREES(ATAN(([.A60]-[.B60])/([.$F$2])))" office:value-type="float" office:value="-16.3968423220554" calcext:value-type="float">
            <text:p>-16.397</text:p>
          </table:table-cell>
          <table:table-cell table:formula="of:=360*[.A22]*[.E22]" office:value-type="float" office:value="80.19" calcext:value-type="float">
            <text:p>80.19</text:p>
          </table:table-cell>
          <table:table-cell table:style-name="ce34" table:formula="of:=[.D22]*([.G22]/1000)*COS(RADIANS([.F60]))" office:value-type="float" office:value="0.673964108710096" calcext:value-type="float">
            <text:p>0.673964</text:p>
          </table:table-cell>
          <table:table-cell table:style-name="ce8" table:formula="of:=[.D22]*([.G22]/1000)*COS(RADIANS([.G60]))" office:value-type="float" office:value="0.119699227556036" calcext:value-type="float">
            <text:p>0.120</text:p>
          </table:table-cell>
        </table:table-row>
        <table:table-row table:style-name="ro2">
          <table:table-cell table:formula="of:=[.B23]/([.D23]/1000)" office:value-type="float" office:value="15.9516268355888" calcext:value-type="float">
            <text:p>15.952</text:p>
          </table:table-cell>
          <table:table-cell table:formula="of:=[.C23]/([.D23]/1000)" office:value-type="float" office:value="17.3337172473366" calcext:value-type="float">
            <text:p>17.334</text:p>
          </table:table-cell>
          <table:table-cell table:formula="of:=[.G23]/([.D23]/1000)" office:value-type="float" office:value="5.90555715519724" calcext:value-type="float">
            <text:p>5.906</text:p>
          </table:table-cell>
          <table:table-cell table:formula="of:=[.A61]/(2*PI()*[.A23])" office:value-type="float" office:value="0.00253878026124129" calcext:value-type="float">
            <text:p>0.002538780261</text:p>
          </table:table-cell>
          <table:table-cell table:formula="of:=1/(2*PI()*[.A23] *[.B61])" office:value-type="float" office:value="0.00000918181258070021" calcext:value-type="float">
            <text:p>0.000009181813</text:p>
          </table:table-cell>
          <table:table-cell table:style-name="ce8" table:formula="of:=DEGREES(ATAN(([.A61]-[.B61])/([.$F$2])))" office:value-type="float" office:value="-13.4928214343034" calcext:value-type="float">
            <text:p>-13.493</text:p>
          </table:table-cell>
          <table:table-cell table:formula="of:=360*[.A23]*[.E23]" office:value-type="float" office:value="72" calcext:value-type="float">
            <text:p>72.00</text:p>
          </table:table-cell>
          <table:table-cell table:style-name="ce34" table:formula="of:=[.D23]*([.G23]/1000)*COS(RADIANS([.F61]))" office:value-type="float" office:value="0.692651882921042" calcext:value-type="float">
            <text:p>0.692652</text:p>
          </table:table-cell>
          <table:table-cell table:style-name="ce8" table:formula="of:=[.D23]*([.G23]/1000)*COS(RADIANS([.G61]))" office:value-type="float" office:value="0.220116606002306" calcext:value-type="float">
            <text:p>0.220</text:p>
          </table:table-cell>
        </table:table-row>
        <table:table-row table:style-name="ro2">
          <table:table-cell table:formula="of:=[.B24]/([.D24]/1000)" office:value-type="float" office:value="16.111585539425" calcext:value-type="float">
            <text:p>16.112</text:p>
          </table:table-cell>
          <table:table-cell table:formula="of:=[.C24]/([.D24]/1000)" office:value-type="float" office:value="17.1648163962425" calcext:value-type="float">
            <text:p>17.165</text:p>
          </table:table-cell>
          <table:table-cell table:formula="of:=[.G24]/([.D24]/1000)" office:value-type="float" office:value="5.8354682607458" calcext:value-type="float">
            <text:p>5.835</text:p>
          </table:table-cell>
          <table:table-cell table:formula="of:=[.A62]/(2*PI()*[.A24])" office:value-type="float" office:value="0.0025388499798489" calcext:value-type="float">
            <text:p>0.002538849980</text:p>
          </table:table-cell>
          <table:table-cell table:formula="of:=1/(2*PI()*[.A24] *[.B62])" office:value-type="float" office:value="0.00000918035753709716" calcext:value-type="float">
            <text:p>0.000009180358</text:p>
          </table:table-cell>
          <table:table-cell table:style-name="ce8" table:formula="of:=DEGREES(ATAN(([.A62]-[.B62])/([.$F$2])))" office:value-type="float" office:value="-10.3622060860573" calcext:value-type="float">
            <text:p>-10.362</text:p>
          </table:table-cell>
          <table:table-cell table:formula="of:=360*[.A24]*[.E24]" office:value-type="float" office:value="36.36" calcext:value-type="float">
            <text:p>36.36</text:p>
          </table:table-cell>
          <table:table-cell table:style-name="ce34" table:formula="of:=[.D24]*([.G24]/1000)*COS(RADIANS([.F62]))" office:value-type="float" office:value="0.708419348196417" calcext:value-type="float">
            <text:p>0.708419</text:p>
          </table:table-cell>
          <table:table-cell table:style-name="ce8" table:formula="of:=[.D24]*([.G24]/1000)*COS(RADIANS([.G62]))" office:value-type="float" office:value="0.57995455351315" calcext:value-type="float">
            <text:p>0.580</text:p>
          </table:table-cell>
        </table:table-row>
        <table:table-row table:style-name="ro2">
          <table:table-cell table:formula="of:=[.B25]/([.D25]/1000)" office:value-type="float" office:value="16.2810383747178" calcext:value-type="float">
            <text:p>16.281</text:p>
          </table:table-cell>
          <table:table-cell table:formula="of:=[.C25]/([.D25]/1000)" office:value-type="float" office:value="17.0146726862302" calcext:value-type="float">
            <text:p>17.015</text:p>
          </table:table-cell>
          <table:table-cell table:formula="of:=[.G25]/([.D25]/1000)" office:value-type="float" office:value="5.77878103837472" calcext:value-type="float">
            <text:p>5.779</text:p>
          </table:table-cell>
          <table:table-cell table:formula="of:=[.A63]/(2*PI()*[.A25])" office:value-type="float" office:value="0.00254039974118155" calcext:value-type="float">
            <text:p>0.002540399741</text:p>
          </table:table-cell>
          <table:table-cell table:formula="of:=1/(2*PI()*[.A25] *[.B63])" office:value-type="float" office:value="0.00000917057064867943" calcext:value-type="float">
            <text:p>0.000009170571</text:p>
          </table:table-cell>
          <table:table-cell table:style-name="ce8" table:formula="of:=DEGREES(ATAN(([.A63]-[.B63])/([.$F$2])))" office:value-type="float" office:value="-7.25851371206789" calcext:value-type="float">
            <text:p>-7.259</text:p>
          </table:table-cell>
          <table:table-cell table:formula="of:=360*[.A25]*[.E25]" office:value-type="float" office:value="18.36" calcext:value-type="float">
            <text:p>18.36</text:p>
          </table:table-cell>
          <table:table-cell table:style-name="ce34" table:formula="of:=[.D25]*([.G25]/1000)*COS(RADIANS([.F63]))" office:value-type="float" office:value="0.719994684430379" calcext:value-type="float">
            <text:p>0.719995</text:p>
          </table:table-cell>
          <table:table-cell table:style-name="ce8" table:formula="of:=[.D25]*([.G25]/1000)*COS(RADIANS([.G63]))" office:value-type="float" office:value="0.68886461191078" calcext:value-type="float">
            <text:p>0.689</text:p>
          </table:table-cell>
        </table:table-row>
        <table:table-row table:style-name="ro2">
          <table:table-cell table:formula="of:=[.B26]/([.D26]/1000)" office:value-type="float" office:value="16.3248103399831" calcext:value-type="float">
            <text:p>16.325</text:p>
          </table:table-cell>
          <table:table-cell table:formula="of:=[.C26]/([.D26]/1000)" office:value-type="float" office:value="16.9148637257657" calcext:value-type="float">
            <text:p>16.915</text:p>
          </table:table-cell>
          <table:table-cell table:formula="of:=[.G26]/([.D26]/1000)" office:value-type="float" office:value="5.75442540039337" calcext:value-type="float">
            <text:p>5.754</text:p>
          </table:table-cell>
          <table:table-cell table:formula="of:=[.A64]/(2*PI()*[.A26])" office:value-type="float" office:value="0.00253480415672781" calcext:value-type="float">
            <text:p>0.002534804157</text:p>
          </table:table-cell>
          <table:table-cell table:formula="of:=1/(2*PI()*[.A26] *[.B64])" office:value-type="float" office:value="0.00000917968466840703" calcext:value-type="float">
            <text:p>0.000009179685</text:p>
          </table:table-cell>
          <table:table-cell table:style-name="ce8" table:formula="of:=DEGREES(ATAN(([.A64]-[.B64])/([.$F$2])))" office:value-type="float" office:value="-5.84896697991522" calcext:value-type="float">
            <text:p>-5.849</text:p>
          </table:table-cell>
          <table:table-cell table:formula="of:=360*[.A26]*[.E26]" office:value-type="float" office:value="92.25" calcext:value-type="float">
            <text:p>92.25</text:p>
          </table:table-cell>
          <table:table-cell table:style-name="ce34" table:formula="of:=[.D26]*([.G26]/1000)*COS(RADIANS([.F64]))" office:value-type="float" office:value="0.725088618941855" calcext:value-type="float">
            <text:p>0.725089</text:p>
          </table:table-cell>
          <table:table-cell table:style-name="ce8" table:formula="of:=[.D26]*([.G26]/1000)*COS(RADIANS([.G64]))" office:value-type="float" office:value="-0.0286158201418803" calcext:value-type="float">
            <text:p>-0.029</text:p>
          </table:table-cell>
        </table:table-row>
        <table:table-row table:style-name="ro2">
          <table:table-cell table:formula="of:=[.B27]/([.D27]/1000)" office:value-type="float" office:value="16.4141414141414" calcext:value-type="float">
            <text:p>16.414</text:p>
          </table:table-cell>
          <table:table-cell table:formula="of:=[.C27]/([.D27]/1000)" office:value-type="float" office:value="16.8350168350168" calcext:value-type="float">
            <text:p>16.835</text:p>
          </table:table-cell>
          <table:table-cell table:formula="of:=[.G27]/([.D27]/1000)" office:value-type="float" office:value="5.74354657687991" calcext:value-type="float">
            <text:p>5.744</text:p>
          </table:table-cell>
          <table:table-cell table:formula="of:=[.A65]/(2*PI()*[.A27])" office:value-type="float" office:value="0.00253630266278641" calcext:value-type="float">
            <text:p>0.002536302663</text:p>
          </table:table-cell>
          <table:table-cell table:formula="of:=1/(2*PI()*[.A27] *[.B65])" office:value-type="float" office:value="0.00000917845011617338" calcext:value-type="float">
            <text:p>0.000009178450</text:p>
          </table:table-cell>
          <table:table-cell table:style-name="ce8" table:formula="of:=DEGREES(ATAN(([.A65]-[.B65])/([.$F$2])))" office:value-type="float" office:value="-4.17909834773153" calcext:value-type="float">
            <text:p>-4.179</text:p>
          </table:table-cell>
          <table:table-cell table:formula="of:=360*[.A27]*[.E27]" office:value-type="float" office:value="9.27" calcext:value-type="float">
            <text:p>9.27</text:p>
          </table:table-cell>
          <table:table-cell table:style-name="ce34" table:formula="of:=[.D27]*([.G27]/1000)*COS(RADIANS([.F65]))" office:value-type="float" office:value="0.727611018061051" calcext:value-type="float">
            <text:p>0.727611</text:p>
          </table:table-cell>
          <table:table-cell table:style-name="ce8" table:formula="of:=[.D27]*([.G27]/1000)*COS(RADIANS([.G65]))" office:value-type="float" office:value="0.720023010047169" calcext:value-type="float">
            <text:p>0.720</text:p>
          </table:table-cell>
        </table:table-row>
        <table:table-row table:style-name="ro2">
          <table:table-cell table:formula="of:=[.B28]/([.D28]/1000)" office:value-type="float" office:value="16.5685449957948" calcext:value-type="float">
            <text:p>16.569</text:p>
          </table:table-cell>
          <table:table-cell table:formula="of:=[.C28]/([.D28]/1000)" office:value-type="float" office:value="16.6806840482198" calcext:value-type="float">
            <text:p>16.681</text:p>
          </table:table-cell>
          <table:table-cell table:formula="of:=[.G28]/([.D28]/1000)" office:value-type="float" office:value="5.73591253153911" calcext:value-type="float">
            <text:p>5.736</text:p>
          </table:table-cell>
          <table:table-cell table:formula="of:=[.A66]/(2*PI()*[.A28])" office:value-type="float" office:value="0.00253554407300118" calcext:value-type="float">
            <text:p>0.002535544073</text:p>
          </table:table-cell>
          <table:table-cell table:formula="of:=1/(2*PI()*[.A28] *[.B66])" office:value-type="float" office:value="0.00000917429996782144" calcext:value-type="float">
            <text:p>0.000009174300</text:p>
          </table:table-cell>
          <table:table-cell table:style-name="ce8" table:formula="of:=DEGREES(ATAN(([.A66]-[.B66])/([.$F$2])))" office:value-type="float" office:value="-1.11532688336973" calcext:value-type="float">
            <text:p>-1.115</text:p>
          </table:table-cell>
          <table:table-cell table:formula="of:=360*[.A28]*[.E28]" office:value-type="float" office:value="18.72" calcext:value-type="float">
            <text:p>18.72</text:p>
          </table:table-cell>
          <table:table-cell table:style-name="ce34" table:formula="of:=[.D28]*([.G28]/1000)*COS(RADIANS([.F66]))" office:value-type="float" office:value="0.729669931228246" calcext:value-type="float">
            <text:p>0.729670</text:p>
          </table:table-cell>
          <table:table-cell table:style-name="ce8" table:formula="of:=[.D28]*([.G28]/1000)*COS(RADIANS([.G66]))" office:value-type="float" office:value="0.691200109191265" calcext:value-type="float">
            <text:p>0.691</text:p>
          </table:table-cell>
        </table:table-row>
        <table:table-row table:style-name="ro2">
          <table:table-cell table:formula="of:=[.B29]/([.D29]/1000)" office:value-type="float" office:value="16.7135621834553" calcext:value-type="float">
            <text:p>16.714</text:p>
          </table:table-cell>
          <table:table-cell table:formula="of:=[.C29]/([.D29]/1000)" office:value-type="float" office:value="16.5728756330895" calcext:value-type="float">
            <text:p>16.573</text:p>
          </table:table-cell>
          <table:table-cell table:formula="of:=[.G29]/([.D29]/1000)" office:value-type="float" office:value="5.75689364096792" calcext:value-type="float">
            <text:p>5.757</text:p>
          </table:table-cell>
          <table:table-cell table:formula="of:=[.A67]/(2*PI()*[.A29])" office:value-type="float" office:value="0.00253337717921017" calcext:value-type="float">
            <text:p>0.002533377179</text:p>
          </table:table-cell>
          <table:table-cell table:formula="of:=1/(2*PI()*[.A29] *[.B67])" office:value-type="float" office:value="0.00000914603715334459" calcext:value-type="float">
            <text:p>0.000009146037</text:p>
          </table:table-cell>
          <table:table-cell table:style-name="ce8" table:formula="of:=DEGREES(ATAN(([.A67]-[.B67])/([.$F$2])))" office:value-type="float" office:value="1.3991568081968" calcext:value-type="float">
            <text:p>1.399</text:p>
          </table:table-cell>
          <table:table-cell table:formula="of:=360*[.A29]*[.E29]" office:value-type="float" office:value="28.35" calcext:value-type="float">
            <text:p>28.35</text:p>
          </table:table-cell>
          <table:table-cell table:style-name="ce34" table:formula="of:=[.D29]*([.G29]/1000)*COS(RADIANS([.F67]))" office:value-type="float" office:value="0.726931600143489" calcext:value-type="float">
            <text:p>0.726932</text:p>
          </table:table-cell>
          <table:table-cell table:style-name="ce8" table:formula="of:=[.D29]*([.G29]/1000)*COS(RADIANS([.G67]))" office:value-type="float" office:value="0.639936619251119" calcext:value-type="float">
            <text:p>0.640</text:p>
          </table:table-cell>
        </table:table-row>
        <table:table-row table:style-name="ro2">
          <table:table-cell table:formula="of:=[.B30]/([.D30]/1000)" office:value-type="float" office:value="17.022487902078" calcext:value-type="float">
            <text:p>17.022</text:p>
          </table:table-cell>
          <table:table-cell table:formula="of:=[.C30]/([.D30]/1000)" office:value-type="float" office:value="16.3393111300882" calcext:value-type="float">
            <text:p>16.339</text:p>
          </table:table-cell>
          <table:table-cell table:formula="of:=[.G30]/([.D30]/1000)" office:value-type="float" office:value="5.82123541132935" calcext:value-type="float">
            <text:p>5.821</text:p>
          </table:table-cell>
          <table:table-cell table:formula="of:=[.A68]/(2*PI()*[.A30])" office:value-type="float" office:value="0.00253197485358664" calcext:value-type="float">
            <text:p>0.002531974854</text:p>
          </table:table-cell>
          <table:table-cell table:formula="of:=1/(2*PI()*[.A30] *[.B68])" office:value-type="float" office:value="0.00000910337873395142" calcext:value-type="float">
            <text:p>0.000009103379</text:p>
          </table:table-cell>
          <table:table-cell table:style-name="ce8" table:formula="of:=DEGREES(ATAN(([.A68]-[.B68])/([.$F$2])))" office:value-type="float" office:value="6.7640848997265" calcext:value-type="float">
            <text:p>6.764</text:p>
          </table:table-cell>
          <table:table-cell table:formula="of:=360*[.A30]*[.E30]" office:value-type="float" office:value="77.04" calcext:value-type="float">
            <text:p>77.04</text:p>
          </table:table-cell>
          <table:table-cell table:style-name="ce34" table:formula="of:=[.D30]*([.G30]/1000)*COS(RADIANS([.F68]))" office:value-type="float" office:value="0.713408041329101" calcext:value-type="float">
            <text:p>0.713408</text:p>
          </table:table-cell>
          <table:table-cell table:style-name="ce8" table:formula="of:=[.D30]*([.G30]/1000)*COS(RADIANS([.G68]))" office:value-type="float" office:value="0.161118020967504" calcext:value-type="float">
            <text:p>0.161</text:p>
          </table:table-cell>
        </table:table-row>
        <table:table-row table:style-name="ro2">
          <table:table-cell table:formula="of:=[.B31]/([.D31]/1000)" office:value-type="float" office:value="17.3294629898403" calcext:value-type="float">
            <text:p>17.329</text:p>
          </table:table-cell>
          <table:table-cell table:formula="of:=[.C31]/([.D31]/1000)" office:value-type="float" office:value="16.1103047895501" calcext:value-type="float">
            <text:p>16.110</text:p>
          </table:table-cell>
          <table:table-cell table:formula="of:=[.G31]/([.D31]/1000)" office:value-type="float" office:value="5.93613933236575" calcext:value-type="float">
            <text:p>5.936</text:p>
          </table:table-cell>
          <table:table-cell table:formula="of:=[.A69]/(2*PI()*[.A31])" office:value-type="float" office:value="0.00253033917060656" calcext:value-type="float">
            <text:p>0.002530339171</text:p>
          </table:table-cell>
          <table:table-cell table:formula="of:=1/(2*PI()*[.A31] *[.B69])" office:value-type="float" office:value="0.00000906337348461161" calcext:value-type="float">
            <text:p>0.000009063373</text:p>
          </table:table-cell>
          <table:table-cell table:style-name="ce8" table:formula="of:=DEGREES(ATAN(([.A69]-[.B69])/([.$F$2])))" office:value-type="float" office:value="11.9508100321266" calcext:value-type="float">
            <text:p>11.951</text:p>
          </table:table-cell>
          <table:table-cell table:formula="of:=360*[.A31]*[.E31]" office:value-type="float" office:value="88.29" calcext:value-type="float">
            <text:p>88.29</text:p>
          </table:table-cell>
          <table:table-cell table:style-name="ce34" table:formula="of:=[.D31]*([.G31]/1000)*COS(RADIANS([.F69]))" office:value-type="float" office:value="0.689232928242451" calcext:value-type="float">
            <text:p>0.689233</text:p>
          </table:table-cell>
          <table:table-cell table:style-name="ce8" table:formula="of:=[.D31]*([.G31]/1000)*COS(RADIANS([.G69]))" office:value-type="float" office:value="0.02102284756765" calcext:value-type="float">
            <text:p>0.021</text:p>
          </table:table-cell>
        </table:table-row>
        <table:table-row table:style-name="ro2">
          <table:table-cell table:formula="of:=[.B32]/([.D32]/1000)" office:value-type="float" office:value="17.4926253687316" calcext:value-type="float">
            <text:p>17.493</text:p>
          </table:table-cell>
          <table:table-cell table:formula="of:=[.C32]/([.D32]/1000)" office:value-type="float" office:value="16.047197640118" calcext:value-type="float">
            <text:p>16.047</text:p>
          </table:table-cell>
          <table:table-cell table:formula="of:=[.G32]/([.D32]/1000)" office:value-type="float" office:value="6.03244837758112" calcext:value-type="float">
            <text:p>6.032</text:p>
          </table:table-cell>
          <table:table-cell table:formula="of:=[.A70]/(2*PI()*[.A32])" office:value-type="float" office:value="0.00253094345008029" calcext:value-type="float">
            <text:p>0.002530943450</text:p>
          </table:table-cell>
          <table:table-cell table:formula="of:=1/(2*PI()*[.A32] *[.B70])" office:value-type="float" office:value="0.00000901629774534634" calcext:value-type="float">
            <text:p>0.000009016298</text:p>
          </table:table-cell>
          <table:table-cell table:style-name="ce8" table:formula="of:=DEGREES(ATAN(([.A70]-[.B70])/([.$F$2])))" office:value-type="float" office:value="14.0870468868165" calcext:value-type="float">
            <text:p>14.087</text:p>
          </table:table-cell>
          <table:table-cell table:formula="of:=360*[.A32]*[.E32]" office:value-type="float" office:value="89.1" calcext:value-type="float">
            <text:p>89.10</text:p>
          </table:table-cell>
          <table:table-cell table:style-name="ce34" table:formula="of:=[.D32]*([.G32]/1000)*COS(RADIANS([.F70]))" office:value-type="float" office:value="0.672406787886702" calcext:value-type="float">
            <text:p>0.672407</text:p>
          </table:table-cell>
          <table:table-cell table:style-name="ce8" table:formula="of:=[.D32]*([.G32]/1000)*COS(RADIANS([.G70]))" office:value-type="float" office:value="0.0108891762630062" calcext:value-type="float">
            <text:p>0.011</text:p>
          </table:table-cell>
        </table:table-row>
        <table:table-row table:style-name="ro2">
          <table:table-cell table:formula="of:=[.B33]/([.D33]/1000)" office:value-type="float" office:value="17.7449168207024" calcext:value-type="float">
            <text:p>17.745</text:p>
          </table:table-cell>
          <table:table-cell table:formula="of:=[.C33]/([.D33]/1000)" office:value-type="float" office:value="16.0505237215034" calcext:value-type="float">
            <text:p>16.051</text:p>
          </table:table-cell>
          <table:table-cell table:formula="of:=[.G33]/([.D33]/1000)" office:value-type="float" office:value="6.30314232902033" calcext:value-type="float">
            <text:p>6.303</text:p>
          </table:table-cell>
          <table:table-cell table:formula="of:=[.A71]/(2*PI()*[.A33])" office:value-type="float" office:value="0.00252159930961545" calcext:value-type="float">
            <text:p>0.002521599310</text:p>
          </table:table-cell>
          <table:table-cell table:formula="of:=1/(2*PI()*[.A33] *[.B71])" office:value-type="float" office:value="0.00000885345738408782" calcext:value-type="float">
            <text:p>0.000008853457</text:p>
          </table:table-cell>
          <table:table-cell table:style-name="ce8" table:formula="of:=DEGREES(ATAN(([.A71]-[.B71])/([.$F$2])))" office:value-type="float" office:value="16.3920621237688" calcext:value-type="float">
            <text:p>16.392</text:p>
          </table:table-cell>
          <table:table-cell table:formula="of:=360*[.A33]*[.E33]" office:value-type="float" office:value="110.88" calcext:value-type="float">
            <text:p>110.88</text:p>
          </table:table-cell>
          <table:table-cell table:style-name="ce34" table:formula="of:=[.D33]*([.G33]/1000)*COS(RADIANS([.F71]))" office:value-type="float" office:value="0.637136696984826" calcext:value-type="float">
            <text:p>0.637137</text:p>
          </table:table-cell>
          <table:table-cell table:style-name="ce8" table:formula="of:=[.D33]*([.G33]/1000)*COS(RADIANS([.G71]))" office:value-type="float" office:value="-0.236704391268837" calcext:value-type="float">
            <text:p>-0.237</text:p>
          </table:table-cell>
        </table:table-row>
        <table:table-row table:style-name="ro2">
          <table:table-cell table:formula="of:=[.B34]/([.D34]/1000)" office:value-type="float" office:value="19.309320460453" calcext:value-type="float">
            <text:p>19.309</text:p>
          </table:table-cell>
          <table:table-cell table:formula="of:=[.C34]/([.D34]/1000)" office:value-type="float" office:value="15.168956554029" calcext:value-type="float">
            <text:p>15.169</text:p>
          </table:table-cell>
          <table:table-cell table:formula="of:=[.G34]/([.D34]/1000)" office:value-type="float" office:value="7.60490159673227" calcext:value-type="float">
            <text:p>7.605</text:p>
          </table:table-cell>
          <table:table-cell table:formula="of:=[.A72]/(2*PI()*[.A34])" office:value-type="float" office:value="0.00251899491723489" calcext:value-type="float">
            <text:p>0.002518994917</text:p>
          </table:table-cell>
          <table:table-cell table:formula="of:=1/(2*PI()*[.A34] *[.B72])" office:value-type="float" office:value="0.00000860012163144801" calcext:value-type="float">
            <text:p>0.000008600122</text:p>
          </table:table-cell>
          <table:table-cell table:style-name="ce8" table:formula="of:=DEGREES(ATAN(([.A72]-[.B72])/([.$F$2])))" office:value-type="float" office:value="35.7090781420156" calcext:value-type="float">
            <text:p>35.709</text:p>
          </table:table-cell>
          <table:table-cell table:formula="of:=360*[.A34]*[.E34]" office:value-type="float" office:value="197.64" calcext:value-type="float">
            <text:p>197.64</text:p>
          </table:table-cell>
          <table:table-cell table:style-name="ce34" table:formula="of:=[.D34]*([.G34]/1000)*COS(RADIANS([.F72]))" office:value-type="float" office:value="0.447834505274552" calcext:value-type="float">
            <text:p>0.447835</text:p>
          </table:table-cell>
          <table:table-cell table:style-name="ce8" table:formula="of:=[.D34]*([.G34]/1000)*COS(RADIANS([.G72]))" office:value-type="float" office:value="-0.525593265501362" calcext:value-type="float">
            <text:p>-0.526</text:p>
          </table:table-cell>
        </table:table-row>
        <table:table-row table:style-name="ro2">
          <table:table-cell table:formula="of:=[.B35]/([.D35]/1000)" office:value-type="float" office:value="20.981308411215" calcext:value-type="float">
            <text:p>20.981</text:p>
          </table:table-cell>
          <table:table-cell table:formula="of:=[.C35]/([.D35]/1000)" office:value-type="float" office:value="14.1728971962617" calcext:value-type="float">
            <text:p>14.173</text:p>
          </table:table-cell>
          <table:table-cell table:formula="of:=[.G35]/([.D35]/1000)" office:value-type="float" office:value="9.57009345794393" calcext:value-type="float">
            <text:p>9.570</text:p>
          </table:table-cell>
          <table:table-cell table:formula="of:=[.A73]/(2*PI()*[.A35])" office:value-type="float" office:value="0.00251073604975971" calcext:value-type="float">
            <text:p>0.002510736050</text:p>
          </table:table-cell>
          <table:table-cell table:formula="of:=1/(2*PI()*[.A35] *[.B73])" office:value-type="float" office:value="0.00000844325398601985" calcext:value-type="float">
            <text:p>0.000008443254</text:p>
          </table:table-cell>
          <table:table-cell table:style-name="ce8" table:formula="of:=DEGREES(ATAN(([.A73]-[.B73])/([.$F$2])))" office:value-type="float" office:value="49.7683663830265" calcext:value-type="float">
            <text:p>49.768</text:p>
          </table:table-cell>
          <table:table-cell table:formula="of:=360*[.A35]*[.E35]" office:value-type="float" office:value="263.34" calcext:value-type="float">
            <text:p>263.34</text:p>
          </table:table-cell>
          <table:table-cell table:style-name="ce34" table:formula="of:=[.D35]*([.G35]/1000)*COS(RADIANS([.F73]))" office:value-type="float" office:value="0.283070807897693" calcext:value-type="float">
            <text:p>0.283071</text:p>
          </table:table-cell>
          <table:table-cell table:style-name="ce8" table:formula="of:=[.D35]*([.G35]/1000)*COS(RADIANS([.G73]))" office:value-type="float" office:value="-0.0508296228641128" calcext:value-type="float">
            <text:p>-0.051</text:p>
          </table:table-cell>
        </table:table-row>
        <table:table-row table:style-name="ro2">
          <table:table-cell table:formula="of:=[.B36]/([.D36]/1000)" office:value-type="float" office:value="22.7016356457981" calcext:value-type="float">
            <text:p>22.702</text:p>
          </table:table-cell>
          <table:table-cell table:formula="of:=[.C36]/([.D36]/1000)" office:value-type="float" office:value="13.3220530174845" calcext:value-type="float">
            <text:p>13.322</text:p>
          </table:table-cell>
          <table:table-cell table:formula="of:=[.G36]/([.D36]/1000)" office:value-type="float" office:value="11.5228426395939" calcext:value-type="float">
            <text:p>11.523</text:p>
          </table:table-cell>
          <table:table-cell table:formula="of:=[.A74]/(2*PI()*[.A36])" office:value-type="float" office:value="0.00252662764286709" calcext:value-type="float">
            <text:p>0.002526627643</text:p>
          </table:table-cell>
          <table:table-cell table:formula="of:=1/(2*PI()*[.A36] *[.B74])" office:value-type="float" office:value="0.00000835435520750847" calcext:value-type="float">
            <text:p>0.000008354355</text:p>
          </table:table-cell>
          <table:table-cell table:style-name="ce8" table:formula="of:=DEGREES(ATAN(([.A74]-[.B74])/([.$F$2])))" office:value-type="float" office:value="58.4459217681635" calcext:value-type="float">
            <text:p>58.446</text:p>
          </table:table-cell>
          <table:table-cell table:formula="of:=360*[.A36]*[.E36]" office:value-type="float" office:value="296.01" calcext:value-type="float">
            <text:p>296.01</text:p>
          </table:table-cell>
          <table:table-cell table:style-name="ce34" table:formula="of:=[.D36]*([.G36]/1000)*COS(RADIANS([.F74]))" office:value-type="float" office:value="0.189552886317772" calcext:value-type="float">
            <text:p>0.189553</text:p>
          </table:table-cell>
          <table:table-cell table:style-name="ce8" table:formula="of:=[.D36]*([.G36]/1000)*COS(RADIANS([.G74]))" office:value-type="float" office:value="0.158845325775407" calcext:value-type="float">
            <text:p>0.159</text:p>
          </table:table-cell>
        </table:table-row>
        <table:table-row table:style-name="ro2">
          <table:table-cell table:formula="of:=[.B37]/([.D37]/1000)" office:value-type="float" office:value="24.2164674634794" calcext:value-type="float">
            <text:p>24.216</text:p>
          </table:table-cell>
          <table:table-cell table:formula="of:=[.C37]/([.D37]/1000)" office:value-type="float" office:value="12.5431606905711" calcext:value-type="float">
            <text:p>12.543</text:p>
          </table:table-cell>
          <table:table-cell table:formula="of:=[.G37]/([.D37]/1000)" office:value-type="float" office:value="13.5258964143426" calcext:value-type="float">
            <text:p>13.526</text:p>
          </table:table-cell>
          <table:table-cell table:formula="of:=[.A75]/(2*PI()*[.A37])" office:value-type="float" office:value="0.00251906568695216" calcext:value-type="float">
            <text:p>0.002519065687</text:p>
          </table:table-cell>
          <table:table-cell table:formula="of:=1/(2*PI()*[.A37] *[.B75])" office:value-type="float" office:value="0.00000829319189862169" calcext:value-type="float">
            <text:p>0.000008293192</text:p>
          </table:table-cell>
          <table:table-cell table:style-name="ce8" table:formula="of:=DEGREES(ATAN(([.A75]-[.B75])/([.$F$2])))" office:value-type="float" office:value="63.7367273111216" calcext:value-type="float">
            <text:p>63.737</text:p>
          </table:table-cell>
          <table:table-cell table:formula="of:=360*[.A37]*[.E37]" office:value-type="float" office:value="302.94" calcext:value-type="float">
            <text:p>302.94</text:p>
          </table:table-cell>
          <table:table-cell table:style-name="ce34" table:formula="of:=[.D37]*([.G37]/1000)*COS(RADIANS([.F75]))" office:value-type="float" office:value="0.135745606643518" calcext:value-type="float">
            <text:p>0.135746</text:p>
          </table:table-cell>
          <table:table-cell table:style-name="ce8" table:formula="of:=[.D37]*([.G37]/1000)*COS(RADIANS([.G75]))" office:value-type="float" office:value="0.166810599575112" calcext:value-type="float">
            <text:p>0.167</text:p>
          </table:table-cell>
        </table:table-row>
        <table:table-row table:style-name="ro2">
          <table:table-cell table:formula="of:=[.B38]/([.D38]/1000)" office:value-type="float" office:value="28.0406654343808" calcext:value-type="float">
            <text:p>28.041</text:p>
          </table:table-cell>
          <table:table-cell table:formula="of:=[.C38]/([.D38]/1000)" office:value-type="float" office:value="10.7116451016636" calcext:value-type="float">
            <text:p>10.712</text:p>
          </table:table-cell>
          <table:table-cell table:formula="of:=[.G38]/([.D38]/1000)" office:value-type="float" office:value="18.6229205175601" calcext:value-type="float">
            <text:p>18.623</text:p>
          </table:table-cell>
          <table:table-cell table:formula="of:=[.A76]/(2*PI()*[.A38])" office:value-type="float" office:value="0.00249319022987025" calcext:value-type="float">
            <text:p>0.002493190230</text:p>
          </table:table-cell>
          <table:table-cell table:formula="of:=1/(2*PI()*[.A38] *[.B76])" office:value-type="float" office:value="0.00000830062751193867" calcext:value-type="float">
            <text:p>0.000008300628</text:p>
          </table:table-cell>
          <table:table-cell table:style-name="ce8" table:formula="of:=DEGREES(ATAN(([.A76]-[.B76])/([.$F$2])))" office:value-type="float" office:value="71.6136884142263" calcext:value-type="float">
            <text:p>71.614</text:p>
          </table:table-cell>
          <table:table-cell table:formula="of:=360*[.A38]*[.E38]" office:value-type="float" office:value="370.53" calcext:value-type="float">
            <text:p>370.53</text:p>
          </table:table-cell>
          <table:table-cell table:style-name="ce34" table:formula="of:=[.D38]*([.G38]/1000)*COS(RADIANS([.F76]))" office:value-type="float" office:value="0.0687693235187188" calcext:value-type="float">
            <text:p>0.068769</text:p>
          </table:table-cell>
          <table:table-cell table:style-name="ce8" table:formula="of:=[.D38]*([.G38]/1000)*COS(RADIANS([.G76]))" office:value-type="float" office:value="0.214351351943503" calcext:value-type="float">
            <text:p>0.214</text:p>
          </table:table-cell>
        </table:table-row>
        <table:table-row table:style-name="ro2">
          <table:table-cell table:formula="of:=[.B39]/([.D39]/1000)" office:value-type="float" office:value="31.5672514619883" calcext:value-type="float">
            <text:p>31.567</text:p>
          </table:table-cell>
          <table:table-cell table:formula="of:=[.C39]/([.D39]/1000)" office:value-type="float" office:value="9.19298245614035" calcext:value-type="float">
            <text:p>9.193</text:p>
          </table:table-cell>
          <table:table-cell table:formula="of:=[.G39]/([.D39]/1000)" office:value-type="float" office:value="23.2514619883041" calcext:value-type="float">
            <text:p>23.251</text:p>
          </table:table-cell>
          <table:table-cell table:formula="of:=[.A77]/(2*PI()*[.A39])" office:value-type="float" office:value="0.00246278632843152" calcext:value-type="float">
            <text:p>0.002462786328</text:p>
          </table:table-cell>
          <table:table-cell table:formula="of:=1/(2*PI()*[.A39] *[.B77])" office:value-type="float" office:value="0.00000848659608987992" calcext:value-type="float">
            <text:p>0.000008486596</text:p>
          </table:table-cell>
          <table:table-cell table:style-name="ce8" table:formula="of:=DEGREES(ATAN(([.A77]-[.B77])/([.$F$2])))" office:value-type="float" office:value="75.5633353051173" calcext:value-type="float">
            <text:p>75.563</text:p>
          </table:table-cell>
          <table:table-cell table:formula="of:=360*[.A39]*[.E39]" office:value-type="float" office:value="367.2" calcext:value-type="float">
            <text:p>367.20</text:p>
          </table:table-cell>
          <table:table-cell table:style-name="ce34" table:formula="of:=[.D39]*([.G39]/1000)*COS(RADIANS([.F77]))" office:value-type="float" office:value="0.0423761587204161" calcext:value-type="float">
            <text:p>0.042376</text:p>
          </table:table-cell>
          <table:table-cell table:style-name="ce8" table:formula="of:=[.D39]*([.G39]/1000)*COS(RADIANS([.G77]))" office:value-type="float" office:value="0.168633704241227" calcext:value-type="float">
            <text:p>0.169</text:p>
          </table:table-cell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L avg</text:p>
          </table:table-cell>
          <table:table-cell table:style-name="ce3" office:value-type="string" calcext:value-type="string">
            <text:p>C avg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22" table:formula="of:=AVERAGE([.D43:.D77])" office:value-type="float" office:value="0.00253238697234942" calcext:value-type="float">
            <text:p>0.002532387</text:p>
          </table:table-cell>
          <table:table-cell table:style-name="ce22" table:formula="of:=AVERAGE([.E43:.E77])" office:value-type="float" office:value="0.0000088332363296551" calcext:value-type="float">
            <text:p>0.000008833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number-columns-repeated="2" table:style-name="ce3" office:value-type="string" calcext:value-type="string">
            <text:p>Uncertainty</text:p>
          </table:table-cell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23" table:formula="of:=STDEV([.D43:.D77])/COUNT([.D43:.D77])" office:value-type="float" office:value="0.0000021736851209945" calcext:value-type="float">
            <text:p>0.0000021737</text:p>
          </table:table-cell>
          <table:table-cell table:style-name="ce22" table:formula="of:=STDEV([.E43:.E77])/COUNT([.E43:.E77])" office:value-type="float" office:value="0.00000000887841816436541" calcext:value-type="float">
            <text:p>0.000000009</text:p>
          </table:table-cell>
          <table:table-cell/>
          <table:table-cell table:style-name="Default"/>
          <table:table-cell table:number-columns-repeated="2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3" table:number-rows-repeated="9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9" number:min-integer-digits="1"/>
    </number:number-style>
    <number:number-style style:name="N128">
      <number:number number:decimal-places="1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4T16:44:30.803118952</meta:creation-date>
    <dc:date>2014-05-08T13:19:38.293754838</dc:date>
    <meta:editing-duration>PT56M16S</meta:editing-duration>
    <meta:editing-cycles>10</meta:editing-cycles>
    <meta:generator>LibreOffice/4.1.3.2$Linux_x86 LibreOffice_project/410m0$Build-2</meta:generator>
    <meta:document-statistic meta:table-count="1" meta:cell-count="562" meta:object-count="0"/>
  </office:meta>
</office:document-meta>
</file>